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Reference">
      <style:paragraph-properties fo:break-before="page">
        <style:tab-stops/>
      </style:paragraph-properties>
    </style:style>
    <style:style style:name="P37" style:family="paragraph" style:parent-style-name="Reference">
      <style:paragraph-properties>
        <style:tab-stops/>
      </style:paragraph-properties>
    </style:style>
    <style:style style:name="P38" style:family="paragraph" style:parent-style-name="Reference">
      <style:text-properties officeooo:rsid="0083e2e4" officeooo:paragraph-rsid="0083e2e4"/>
    </style:style>
    <style:style style:name="P39" style:family="paragraph" style:parent-style-name="Note">
      <style:text-properties officeooo:paragraph-rsid="002797df"/>
    </style:style>
    <style:style style:name="P40" style:family="paragraph" style:parent-style-name="Note">
      <style:text-properties officeooo:paragraph-rsid="009addbb"/>
    </style:style>
    <style:style style:name="P41" style:family="paragraph" style:parent-style-name="Option_20_title">
      <style:text-properties style:font-style-asian="normal" style:font-style-complex="normal"/>
    </style:style>
    <style:style style:name="P42" style:family="paragraph" style:parent-style-name="Option_20_title">
      <style:text-properties fo:font-style="normal" style:font-style-asian="normal" style:font-style-complex="normal"/>
    </style:style>
    <style:style style:name="P43" style:family="paragraph" style:parent-style-name="Option_20_title">
      <style:text-properties officeooo:paragraph-rsid="00283a1c"/>
    </style:style>
    <style:style style:name="P44" style:family="paragraph" style:parent-style-name="Option_20_title">
      <style:text-properties officeooo:rsid="0068dc3f"/>
    </style:style>
    <style:style style:name="P45" style:family="paragraph" style:parent-style-name="Option_20_title">
      <style:text-properties officeooo:paragraph-rsid="00ab13e5"/>
    </style:style>
    <style:style style:name="P46" style:family="paragraph" style:parent-style-name="Option_20_title">
      <style:text-properties officeooo:paragraph-rsid="00bfe008"/>
    </style:style>
    <style:style style:name="P47" style:family="paragraph" style:parent-style-name="Option_20_title">
      <style:text-properties officeooo:paragraph-rsid="010f167b"/>
    </style:style>
    <style:style style:name="P48" style:family="paragraph" style:parent-style-name="Option_20_title">
      <style:text-properties officeooo:paragraph-rsid="013ee393"/>
    </style:style>
    <style:style style:name="P49" style:family="paragraph" style:parent-style-name="Option_20_title">
      <style:text-properties officeooo:paragraph-rsid="0143ac7c"/>
    </style:style>
    <style:style style:name="P50" style:family="paragraph" style:parent-style-name="Option_20_title">
      <style:text-properties officeooo:rsid="00756d63"/>
    </style:style>
    <style:style style:name="P51" style:family="paragraph" style:parent-style-name="Note">
      <style:paragraph-properties fo:margin-left="11.99mm" fo:margin-right="0mm" fo:text-indent="-11.99mm" style:auto-text-indent="false"/>
    </style:style>
    <style:style style:name="P52" style:family="paragraph" style:parent-style-name="Option">
      <style:paragraph-properties fo:margin-left="0mm" fo:margin-right="0mm" fo:text-indent="0mm" style:auto-text-indent="false"/>
    </style:style>
    <style:style style:name="P53" style:family="paragraph" style:parent-style-name="Footnote">
      <style:text-properties officeooo:rsid="0015d65b" officeooo:paragraph-rsid="0015d65b"/>
    </style:style>
    <style:style style:name="P54" style:family="paragraph" style:parent-style-name="Footnote">
      <style:text-properties officeooo:rsid="00259ac4" officeooo:paragraph-rsid="00259ac4"/>
    </style:style>
    <style:style style:name="P55" style:family="paragraph" style:parent-style-name="Footnote">
      <style:text-properties officeooo:rsid="002706f7" officeooo:paragraph-rsid="002706f7"/>
    </style:style>
    <style:style style:name="P56" style:family="paragraph" style:parent-style-name="Footnote">
      <style:text-properties officeooo:rsid="002797df" officeooo:paragraph-rsid="002797df"/>
    </style:style>
    <style:style style:name="P57" style:family="paragraph" style:parent-style-name="Footnote">
      <style:text-properties officeooo:rsid="00283a1c" officeooo:paragraph-rsid="00283a1c"/>
    </style:style>
    <style:style style:name="P58" style:family="paragraph" style:parent-style-name="Footnote">
      <style:text-properties officeooo:rsid="002ee9f8" officeooo:paragraph-rsid="002ee9f8"/>
    </style:style>
    <style:style style:name="P59" style:family="paragraph" style:parent-style-name="Footnote">
      <style:text-properties officeooo:rsid="003e47c0" officeooo:paragraph-rsid="003e47c0"/>
    </style:style>
    <style:style style:name="P60" style:family="paragraph" style:parent-style-name="Footnote">
      <style:text-properties officeooo:rsid="00813323" officeooo:paragraph-rsid="00813323"/>
    </style:style>
    <style:style style:name="P61" style:family="paragraph" style:parent-style-name="Footnote">
      <style:text-properties officeooo:rsid="0083e2e4" officeooo:paragraph-rsid="0083e2e4"/>
    </style:style>
    <style:style style:name="P62" style:family="paragraph" style:parent-style-name="Footnote">
      <style:text-properties officeooo:rsid="0129e483" officeooo:paragraph-rsid="0129e483"/>
    </style:style>
    <style:style style:name="P63" style:family="paragraph" style:parent-style-name="Answer">
      <style:text-properties officeooo:paragraph-rsid="002797df"/>
    </style:style>
    <style:style style:name="P64" style:family="paragraph" style:parent-style-name="Answer">
      <style:text-properties officeooo:rsid="0037af8d" officeooo:paragraph-rsid="0037af8d"/>
    </style:style>
    <style:style style:name="P65" style:family="paragraph" style:parent-style-name="Answer">
      <style:text-properties officeooo:paragraph-rsid="008db1e9"/>
    </style:style>
    <style:style style:name="P66" style:family="paragraph" style:parent-style-name="Answer">
      <style:text-properties officeooo:rsid="008db1e9" officeooo:paragraph-rsid="008db1e9"/>
    </style:style>
    <style:style style:name="P67" style:family="paragraph" style:parent-style-name="Answer">
      <style:text-properties officeooo:paragraph-rsid="00a3938e"/>
    </style:style>
    <style:style style:name="P68" style:family="paragraph" style:parent-style-name="Option_20_Start">
      <style:text-properties officeooo:paragraph-rsid="002706f7"/>
    </style:style>
    <style:style style:name="P69" style:family="paragraph" style:parent-style-name="Option_20_Start">
      <style:text-properties officeooo:paragraph-rsid="002797df"/>
    </style:style>
    <style:style style:name="P70" style:family="paragraph" style:parent-style-name="Option_20_Start">
      <style:text-properties officeooo:paragraph-rsid="00283a1c"/>
    </style:style>
    <style:style style:name="P71" style:family="paragraph" style:parent-style-name="Option_20_Start">
      <style:text-properties officeooo:rsid="00283a1c" officeooo:paragraph-rsid="00283a1c"/>
    </style:style>
    <style:style style:name="P72" style:family="paragraph" style:parent-style-name="Option_20_Start">
      <style:text-properties officeooo:paragraph-rsid="006c2030"/>
    </style:style>
    <style:style style:name="P73" style:family="paragraph" style:parent-style-name="Option_20_Start">
      <style:text-properties officeooo:paragraph-rsid="007a1f5a"/>
    </style:style>
    <style:style style:name="P74" style:family="paragraph" style:parent-style-name="Option_20_Start">
      <style:text-properties officeooo:rsid="009f61a1" officeooo:paragraph-rsid="009f61a1"/>
    </style:style>
    <style:style style:name="P75" style:family="paragraph" style:parent-style-name="Option_20_Start">
      <style:text-properties officeooo:paragraph-rsid="00ab13e5"/>
    </style:style>
    <style:style style:name="P76" style:family="paragraph" style:parent-style-name="Option_20_Start">
      <style:text-properties officeooo:rsid="00aca646" officeooo:paragraph-rsid="00aca646"/>
    </style:style>
    <style:style style:name="P77" style:family="paragraph" style:parent-style-name="Option_20_Start">
      <style:text-properties officeooo:rsid="00ba05c8" officeooo:paragraph-rsid="00ba05c8"/>
    </style:style>
    <style:style style:name="P78" style:family="paragraph" style:parent-style-name="Option_20_Start">
      <style:text-properties officeooo:rsid="00ba05c8" officeooo:paragraph-rsid="00ba3a04"/>
    </style:style>
    <style:style style:name="P79" style:family="paragraph" style:parent-style-name="Option_20_Start">
      <style:text-properties officeooo:rsid="00ba05c8" officeooo:paragraph-rsid="00bc03fd"/>
    </style:style>
    <style:style style:name="P80" style:family="paragraph" style:parent-style-name="Option_20_Start">
      <style:text-properties officeooo:rsid="00ba05c8" officeooo:paragraph-rsid="00bd3e3d"/>
    </style:style>
    <style:style style:name="P81" style:family="paragraph" style:parent-style-name="Option_20_Start">
      <style:text-properties officeooo:paragraph-rsid="00bc03fd"/>
    </style:style>
    <style:style style:name="P82" style:family="paragraph" style:parent-style-name="Option_20_Start">
      <style:text-properties officeooo:paragraph-rsid="00c5e64e"/>
    </style:style>
    <style:style style:name="P83" style:family="paragraph" style:parent-style-name="Option_20_Start">
      <style:text-properties officeooo:rsid="00cdc61f" officeooo:paragraph-rsid="010f167b"/>
    </style:style>
    <style:style style:name="P84" style:family="paragraph" style:parent-style-name="Option_20_Start">
      <style:text-properties officeooo:paragraph-rsid="010f167b"/>
    </style:style>
    <style:style style:name="P85" style:family="paragraph" style:parent-style-name="Option_20_Start">
      <style:text-properties officeooo:paragraph-rsid="011baecf"/>
    </style:style>
    <style:style style:name="P86" style:family="paragraph" style:parent-style-name="Option_20_Start">
      <style:text-properties officeooo:paragraph-rsid="011cef7e"/>
    </style:style>
    <style:style style:name="P87" style:family="paragraph" style:parent-style-name="Option_20_Start">
      <style:text-properties officeooo:paragraph-rsid="011d81b5"/>
    </style:style>
    <style:style style:name="P88" style:family="paragraph" style:parent-style-name="Option_20_Start">
      <style:text-properties officeooo:paragraph-rsid="011ea8d3"/>
    </style:style>
    <style:style style:name="P89" style:family="paragraph" style:parent-style-name="Option_20_Start">
      <style:text-properties officeooo:paragraph-rsid="01341591"/>
    </style:style>
    <style:style style:name="P90" style:family="paragraph" style:parent-style-name="Option_20_Start">
      <style:text-properties officeooo:paragraph-rsid="0030f54a"/>
    </style:style>
    <style:style style:name="P91" style:family="paragraph" style:parent-style-name="Option_20_Start">
      <style:text-properties officeooo:paragraph-rsid="0142dcca"/>
    </style:style>
    <style:style style:name="P92" style:family="paragraph" style:parent-style-name="Option_20_Start">
      <style:text-properties officeooo:paragraph-rsid="0143ac7c"/>
    </style:style>
    <style:style style:name="P93" style:family="paragraph" style:parent-style-name="Table">
      <style:text-properties officeooo:paragraph-rsid="00618721"/>
    </style:style>
    <style:style style:name="P94" style:family="paragraph" style:parent-style-name="Source_20_code">
      <style:text-properties officeooo:rsid="006496a9" officeooo:paragraph-rsid="006496a9"/>
    </style:style>
    <style:style style:name="P95" style:family="paragraph" style:parent-style-name="Source_20_code">
      <style:text-properties officeooo:paragraph-rsid="00a3682d"/>
    </style:style>
    <style:style style:name="P96" style:family="paragraph" style:parent-style-name="Source_20_code">
      <style:text-properties officeooo:rsid="00a3682d" officeooo:paragraph-rsid="00a3682d"/>
    </style:style>
    <style:style style:name="P97" style:family="paragraph" style:parent-style-name="Option_20_note">
      <style:text-properties officeooo:paragraph-rsid="007a1f5a"/>
    </style:style>
    <style:style style:name="P98" style:family="paragraph" style:parent-style-name="Option_20_note">
      <style:text-properties officeooo:rsid="009f61a1" officeooo:paragraph-rsid="009f61a1"/>
    </style:style>
    <style:style style:name="P99" style:family="paragraph" style:parent-style-name="Option_20_note">
      <style:text-properties officeooo:rsid="00a06f13" officeooo:paragraph-rsid="00a06f13"/>
    </style:style>
    <style:style style:name="P100" style:family="paragraph" style:parent-style-name="Option_20_note">
      <style:text-properties officeooo:paragraph-rsid="011cef7e"/>
    </style:style>
    <style:style style:name="P101" style:family="paragraph" style:parent-style-name="Option_20_note">
      <style:text-properties officeooo:paragraph-rsid="011d6c6f"/>
    </style:style>
    <style:style style:name="P102" style:family="paragraph" style:parent-style-name="Command_20_Start">
      <style:text-properties officeooo:paragraph-rsid="009816eb"/>
    </style:style>
    <style:style style:name="P103" style:family="paragraph" style:parent-style-name="Command_20_End">
      <style:text-properties officeooo:paragraph-rsid="0098d308"/>
    </style:style>
    <style:style style:name="P104" style:family="paragraph" style:parent-style-name="Text_20_Body_20_Start">
      <style:text-properties officeooo:paragraph-rsid="00ae8774"/>
    </style:style>
    <style:style style:name="P105" style:family="paragraph" style:parent-style-name="Text_20_Body_20_Start">
      <style:text-properties officeooo:paragraph-rsid="0115c280"/>
    </style:style>
    <style:style style:name="P106" style:family="paragraph" style:parent-style-name="Text_20_Body_20_Start">
      <style:text-properties officeooo:paragraph-rsid="0123cb58"/>
    </style:style>
    <style:style style:name="P107" style:family="paragraph" style:parent-style-name="Text_20_Body_20_Start">
      <style:text-properties officeooo:paragraph-rsid="01297cf5"/>
    </style:style>
    <style:style style:name="P108" style:family="paragraph" style:parent-style-name="Text_20_Body_20_Start">
      <style:text-properties officeooo:paragraph-rsid="0129e483"/>
    </style:style>
    <style:style style:name="P109" style:family="paragraph" style:parent-style-name="Text_20_Body_20_Start">
      <style:text-properties officeooo:paragraph-rsid="012a523a"/>
    </style:style>
    <style:style style:name="P110" style:family="paragraph" style:parent-style-name="Text_20_Body_20_Start">
      <style:text-properties officeooo:paragraph-rsid="012f9ff9"/>
    </style:style>
    <style:style style:name="P111" style:family="paragraph" style:parent-style-name="Configuration">
      <style:text-properties officeooo:rsid="0115c280" officeooo:paragraph-rsid="0115c280"/>
    </style:style>
    <style:style style:name="P112" style:family="paragraph" style:parent-style-name="Configuration_20_title">
      <style:text-properties officeooo:rsid="0115c280" officeooo:paragraph-rsid="0115c280"/>
    </style:style>
    <style:style style:name="P113" style:family="paragraph" style:parent-style-name="Option">
      <style:text-properties officeooo:paragraph-rsid="00c5e64e"/>
    </style:style>
    <style:style style:name="P114" style:family="paragraph" style:parent-style-name="Illustration_20_Index_20_1">
      <style:paragraph-properties>
        <style:tab-stops>
          <style:tab-stop style:position="170mm" style:type="right" style:leader-style="dotted" style:leader-text="."/>
        </style:tab-stops>
      </style:paragraph-properties>
    </style:style>
    <style:style style:name="P115" style:family="paragraph" style:parent-style-name="Table_20_index_20_1">
      <style:paragraph-properties>
        <style:tab-stops>
          <style:tab-stop style:position="170mm" style:type="right" style:leader-style="dotted" style:leader-text="."/>
        </style:tab-stops>
      </style:paragraph-properties>
    </style:style>
    <style:style style:name="P116" style:family="paragraph" style:parent-style-name="Standard" style:list-style-name="L8"/>
    <style:style style:name="P117" style:family="paragraph" style:parent-style-name="Heading_20_1" style:list-style-name="">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Index">
      <style:text-properties officeooo:paragraph-rsid="0151ec83"/>
    </style:style>
    <style:style style:name="P120" style:family="paragraph" style:parent-style-name="Heading_20_3">
      <style:text-properties officeooo:paragraph-rsid="00918711"/>
    </style:style>
    <style:style style:name="P121" style:family="paragraph" style:parent-style-name="Heading_20_3">
      <style:text-properties style:font-style-asian="normal" style:font-style-complex="normal"/>
    </style:style>
    <style:style style:name="P122" style:family="paragraph" style:parent-style-name="Heading_20_3">
      <style:text-properties officeooo:rsid="009f61a1" officeooo:paragraph-rsid="009f61a1"/>
    </style:style>
    <style:style style:name="P123" style:family="paragraph" style:parent-style-name="Heading_20_3">
      <style:text-properties officeooo:paragraph-rsid="002706f7"/>
    </style:style>
    <style:style style:name="P124" style:family="paragraph" style:parent-style-name="Heading_20_3">
      <style:paragraph-properties fo:break-before="page"/>
    </style:style>
    <style:style style:name="P125" style:family="paragraph" style:parent-style-name="Heading_20_2">
      <style:text-properties officeooo:rsid="00868084" officeooo:paragraph-rsid="00868084"/>
    </style:style>
    <style:style style:name="P126" style:family="paragraph" style:parent-style-name="Heading_20_2">
      <style:text-properties officeooo:paragraph-rsid="00a9b12c"/>
    </style:style>
    <style:style style:name="P127" style:family="paragraph" style:parent-style-name="Heading_20_2" style:list-style-name="">
      <style:paragraph-properties fo:text-align="justify" style:justify-single-word="false"/>
    </style:style>
    <style:style style:name="P128" style:family="paragraph" style:parent-style-name="Heading_20_2">
      <style:text-properties officeooo:rsid="0032c6b2" officeooo:paragraph-rsid="0032c6b2"/>
    </style:style>
    <style:style style:name="P129" style:family="paragraph" style:parent-style-name="Heading_20_2">
      <style:paragraph-properties fo:break-before="page"/>
    </style:style>
    <style:style style:name="P130" style:family="paragraph" style:parent-style-name="Contents_20_Heading">
      <style:paragraph-properties fo:break-before="page"/>
    </style:style>
    <style:style style:name="P131" style:family="paragraph" style:parent-style-name="Contents_20_1">
      <style:paragraph-properties>
        <style:tab-stops>
          <style:tab-stop style:position="170mm" style:type="right" style:leader-style="dotted" style:leader-text="."/>
        </style:tab-stops>
      </style:paragraph-properties>
    </style:style>
    <style:style style:name="P132" style:family="paragraph" style:parent-style-name="Contents_20_2">
      <style:paragraph-properties>
        <style:tab-stops>
          <style:tab-stop style:position="165.01mm" style:type="right" style:leader-style="dotted" style:leader-text="."/>
        </style:tab-stops>
      </style:paragraph-properties>
    </style:style>
    <style:style style:name="P133" style:family="paragraph" style:parent-style-name="Note">
      <style:text-properties officeooo:paragraph-rsid="0151ec83"/>
    </style:style>
    <style:style style:name="P134" style:family="paragraph" style:parent-style-name="Heading_20_4">
      <style:text-properties officeooo:rsid="003b244f" officeooo:paragraph-rsid="003b244f"/>
    </style:style>
    <style:style style:name="P135" style:family="paragraph" style:parent-style-name="Heading_20_4">
      <style:text-properties officeooo:rsid="003e8725" officeooo:paragraph-rsid="003e8725"/>
    </style:style>
    <style:style style:name="P136" style:family="paragraph" style:parent-style-name="Heading_20_4">
      <style:text-properties officeooo:rsid="00918711"/>
    </style:style>
    <style:style style:name="P137" style:family="paragraph" style:parent-style-name="Contents_20_3">
      <style:paragraph-properties>
        <style:tab-stops>
          <style:tab-stop style:position="160.02mm" style:type="right" style:leader-style="dotted" style:leader-text="."/>
        </style:tab-stops>
      </style:paragraph-properties>
    </style:style>
    <style:style style:name="P138" style:family="paragraph" style:parent-style-name="Text_20_body" style:list-style-name="L10"/>
    <style:style style:name="P139" style:family="paragraph" style:parent-style-name="Text_20_body">
      <style:text-properties officeooo:paragraph-rsid="01591181"/>
    </style:style>
    <style:style style:name="P140" style:family="paragraph" style:parent-style-name="Text_20_Body_20_Start">
      <style:text-properties officeooo:paragraph-rsid="014e4b46"/>
    </style:style>
    <style:style style:name="P141" style:family="paragraph" style:parent-style-name="Text_20_Body_20_Start">
      <style:text-properties officeooo:paragraph-rsid="0151ec83"/>
    </style:style>
    <style:style style:name="P142" style:family="paragraph" style:parent-style-name="Note_20_Cont." style:list-style-name="L9">
      <style:text-properties officeooo:paragraph-rsid="0122492a"/>
    </style:style>
    <style:style style:name="P143" style:family="paragraph" style:parent-style-name="Contents_20_4">
      <style:paragraph-properties>
        <style:tab-stops>
          <style:tab-stop style:position="155.03mm" style:type="right" style:leader-style="dotted" style:leader-text="."/>
        </style:tab-stops>
      </style:paragraph-properties>
    </style:style>
    <style:style style:name="P144" style:family="paragraph" style:parent-style-name="Index_20_1">
      <style:paragraph-properties>
        <style:tab-stops>
          <style:tab-stop style:position="170mm" style:type="right" style:leader-style="dotted" style:leader-text="."/>
        </style:tab-stops>
      </style:paragraph-properties>
    </style:style>
    <style:style style:name="P145" style:family="paragraph" style:parent-style-name="List_20_1">
      <style:text-properties officeooo:rsid="006f49b8" officeooo:paragraph-rsid="006f49b8"/>
    </style:style>
    <style:style style:name="P146" style:family="paragraph" style:parent-style-name="List_20_1">
      <style:text-properties officeooo:rsid="0068dddf" officeooo:paragraph-rsid="0068dddf"/>
    </style:style>
    <style:style style:name="P147" style:family="paragraph" style:parent-style-name="List_20_1">
      <style:text-properties officeooo:rsid="014b500d" officeooo:paragraph-rsid="014b500d"/>
    </style:style>
    <style:style style:name="P148" style:family="paragraph" style:parent-style-name="List_20_1">
      <style:text-properties officeooo:rsid="008310a8" officeooo:paragraph-rsid="008310a8"/>
    </style:style>
    <style:style style:name="P149" style:family="paragraph" style:parent-style-name="List_20_1">
      <style:text-properties officeooo:rsid="0093db33"/>
    </style:style>
    <style:style style:name="P150" style:family="paragraph" style:parent-style-name="List_20_1">
      <style:text-properties officeooo:paragraph-rsid="004dfd2b"/>
    </style:style>
    <style:style style:name="P151" style:family="paragraph" style:parent-style-name="List_20_1" style:list-style-name="">
      <style:text-properties officeooo:rsid="012c3b8d"/>
    </style:style>
    <style:style style:name="P152" style:family="paragraph" style:parent-style-name="List_20_1">
      <style:text-properties officeooo:paragraph-rsid="00b02fc0"/>
    </style:style>
    <style:style style:name="P153" style:family="paragraph" style:parent-style-name="List_20_1">
      <style:text-properties officeooo:rsid="00b02fc0" officeooo:paragraph-rsid="00b02fc0"/>
    </style:style>
    <style:style style:name="P154" style:family="paragraph" style:parent-style-name="List_20_1">
      <style:text-properties fo:font-style="italic" officeooo:rsid="00b02fc0" officeooo:paragraph-rsid="00b02fc0" style:font-style-asian="italic" style:font-style-complex="italic"/>
    </style:style>
    <style:style style:name="P155" style:family="paragraph" style:parent-style-name="List_20_1">
      <style:text-properties officeooo:rsid="0038d579" officeooo:paragraph-rsid="0038d579"/>
    </style:style>
    <style:style style:name="P156" style:family="paragraph" style:parent-style-name="List_20_1">
      <style:text-properties officeooo:paragraph-rsid="0038d579"/>
    </style:style>
    <style:style style:name="P157" style:family="paragraph" style:parent-style-name="List_20_1">
      <style:text-properties officeooo:rsid="014be339" officeooo:paragraph-rsid="014be339"/>
    </style:style>
    <style:style style:name="P158" style:family="paragraph" style:parent-style-name="List_20_1">
      <style:text-properties officeooo:paragraph-rsid="0042e302"/>
    </style:style>
    <style:style style:name="P159" style:family="paragraph" style:parent-style-name="List_20_1">
      <style:text-properties officeooo:rsid="0042e302" officeooo:paragraph-rsid="0042e302"/>
    </style:style>
    <style:style style:name="P160" style:family="paragraph" style:parent-style-name="List_20_1">
      <style:text-properties officeooo:paragraph-rsid="004495ea"/>
    </style:style>
    <style:style style:name="P161" style:family="paragraph" style:parent-style-name="List_20_1">
      <style:text-properties officeooo:paragraph-rsid="0013ea2a"/>
    </style:style>
    <style:style style:name="P162" style:family="paragraph" style:parent-style-name="List_20_1_20_Cont." style:list-style-name="L4"/>
    <style:style style:name="P163" style:family="paragraph" style:parent-style-name="List_20_1_20_Cont.">
      <style:paragraph-properties fo:margin-left="12.51mm" fo:margin-right="0mm" fo:text-indent="-4mm" style:auto-text-indent="false"/>
    </style:style>
    <style:style style:name="P164" style:family="paragraph" style:parent-style-name="Option" style:list-style-name="L10"/>
    <style:style style:name="P165" style:family="paragraph" style:parent-style-name="Index_20_Separator">
      <style:paragraph-properties>
        <style:tab-stops/>
      </style:paragraph-properties>
    </style:style>
    <style:style style:name="P166" style:family="paragraph" style:parent-style-name="List_20_1_20_End" style:list-style-name="L3"/>
    <style:style style:name="P167" style:family="paragraph" style:parent-style-name="List_20_1_20_End" style:list-style-name="L6">
      <style:text-properties officeooo:paragraph-rsid="00272990"/>
    </style:style>
    <style:style style:name="P168" style:family="paragraph" style:parent-style-name="List_20_1_20_End">
      <style:text-properties officeooo:paragraph-rsid="011d81b5"/>
    </style:style>
    <style:style style:name="P169" style:family="paragraph" style:parent-style-name="List_20_1_20_End">
      <style:text-properties officeooo:rsid="0038d579" officeooo:paragraph-rsid="0038d579"/>
    </style:style>
    <style:style style:name="P170" style:family="paragraph" style:parent-style-name="List_20_1_20_End">
      <style:text-properties officeooo:paragraph-rsid="0013ea2a"/>
    </style:style>
    <style:style style:name="P171" style:family="paragraph" style:parent-style-name="List_20_1_20_End">
      <style:text-properties officeooo:rsid="0013ea2a" officeooo:paragraph-rsid="0013ea2a"/>
    </style:style>
    <style:style style:name="P172" style:family="paragraph" style:parent-style-name="List_20_1_20_End" style:list-style-name="L11"/>
    <style:style style:name="P173" style:family="paragraph" style:parent-style-name="List_20_1_20_End" style:list-style-name="L12"/>
    <style:style style:name="P174" style:family="paragraph" style:parent-style-name="List_20_1_20_End">
      <style:paragraph-properties fo:margin-left="12.51mm" fo:margin-right="0mm" fo:text-indent="-4mm" style:auto-text-indent="false"/>
    </style:style>
    <style:style style:name="P175" style:family="paragraph" style:parent-style-name="List_20_1_20_Start" style:list-style-name="L1"/>
    <style:style style:name="P176" style:family="paragraph" style:parent-style-name="List_20_1_20_Start" style:list-style-name="L1">
      <style:text-properties officeooo:rsid="01297aef" officeooo:paragraph-rsid="01297aef"/>
    </style:style>
    <style:style style:name="P177" style:family="paragraph" style:parent-style-name="List_20_1_20_Start" style:list-style-name="L2"/>
    <style:style style:name="P178" style:family="paragraph" style:parent-style-name="List_20_1_20_Start" style:list-style-name="L4"/>
    <style:style style:name="P179" style:family="paragraph" style:parent-style-name="List_20_1_20_Start" style:list-style-name="L5">
      <style:text-properties officeooo:paragraph-rsid="006f49b8"/>
    </style:style>
    <style:style style:name="P180" style:family="paragraph" style:parent-style-name="List_20_1_20_Start" style:list-style-name="L6"/>
    <style:style style:name="P181" style:family="paragraph" style:parent-style-name="List_20_1_20_Start" style:list-style-name="L7"/>
    <style:style style:name="P182" style:family="paragraph" style:parent-style-name="List_20_1_20_Start">
      <style:text-properties officeooo:paragraph-rsid="0013ea2a"/>
    </style:style>
    <style:style style:name="P183" style:family="paragraph" style:parent-style-name="List_20_1_20_Start">
      <style:text-properties officeooo:rsid="0013ea2a" officeooo:paragraph-rsid="0014b6e1"/>
    </style:style>
    <style:style style:name="P184" style:family="paragraph" style:parent-style-name="List_20_1_20_Start" style:list-style-name="L11"/>
    <style:style style:name="P185" style:family="paragraph" style:parent-style-name="List_20_1_20_Start" style:list-style-name="L12"/>
    <style:style style:name="P186" style:family="paragraph" style:parent-style-name="List_20_1_20_Start">
      <style:paragraph-properties fo:margin-left="12.51mm" fo:margin-right="0mm" fo:text-indent="-4.06mm" style:auto-text-indent="false"/>
    </style:style>
    <style:style style:name="P187" style:family="paragraph" style:parent-style-name="Question">
      <style:text-properties officeooo:paragraph-rsid="00a3938e"/>
    </style:style>
    <style:style style:name="P188" style:family="paragraph" style:parent-style-name="Question">
      <style:text-properties officeooo:rsid="0037af8d" officeooo:paragraph-rsid="0037af8d"/>
    </style:style>
    <style:style style:name="P189" style:family="paragraph" style:parent-style-name="Question">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31"><text:a xlink:type="simple" xlink:href="#__RefHeading__31345316" text:style-name="Index_20_Link" text:visited-style-name="Index_20_Link">Overview<text:tab/>5</text:a></text:p>
          <text:p text:style-name="P132"><text:a xlink:type="simple" xlink:href="#__RefHeading__16232_1510295094" text:style-name="Index_20_Link" text:visited-style-name="Index_20_Link">Features<text:tab/>5</text:a></text:p>
          <text:p text:style-name="P132"><text:a xlink:type="simple" xlink:href="#__RefHeading__16234_1510295094" text:style-name="Index_20_Link" text:visited-style-name="Index_20_Link">Requirements<text:tab/>5</text:a></text:p>
          <text:p text:style-name="P132"><text:a xlink:type="simple" xlink:href="#__RefHeading__16236_1510295094" text:style-name="Index_20_Link" text:visited-style-name="Index_20_Link">Supported entry types<text:tab/>6</text:a></text:p>
          <text:p text:style-name="P131"><text:a xlink:type="simple" xlink:href="#__RefHeading__16238_1510295094" text:style-name="Index_20_Link" text:visited-style-name="Index_20_Link">Installation<text:tab/>7</text:a></text:p>
          <text:p text:style-name="P132"><text:a xlink:type="simple" xlink:href="#__RefHeading__16240_1510295094" text:style-name="Index_20_Link" text:visited-style-name="Index_20_Link">Packages<text:tab/>7</text:a></text:p>
          <text:p text:style-name="P132"><text:a xlink:type="simple" xlink:href="#__RefHeading__31496503" text:style-name="Index_20_Link" text:visited-style-name="Index_20_Link">Network connection key files<text:tab/>7</text:a></text:p>
          <text:p text:style-name="P131"><text:a xlink:type="simple" xlink:href="#__RefHeading__16242_1510295094" text:style-name="Index_20_Link" text:visited-style-name="Index_20_Link">Usage<text:tab/>8</text:a></text:p>
          <text:p text:style-name="P132"><text:a xlink:type="simple" xlink:href="#__RefHeading__16244_1510295094" text:style-name="Index_20_Link" text:visited-style-name="Index_20_Link">Creating archives<text:tab/>9</text:a></text:p>
          <text:p text:style-name="P137"><text:a xlink:type="simple" xlink:href="#__RefHeading__16246_1510295094" text:style-name="Index_20_Link" text:visited-style-name="Index_20_Link">File archives<text:tab/>9</text:a></text:p>
          <text:p text:style-name="P137"><text:a xlink:type="simple" xlink:href="#__RefHeading__16248_1510295094" text:style-name="Index_20_Link" text:visited-style-name="Index_20_Link">Image archives<text:tab/>10</text:a></text:p>
          <text:p text:style-name="P132"><text:a xlink:type="simple" xlink:href="#__RefHeading__16250_1510295094" text:style-name="Index_20_Link" text:visited-style-name="Index_20_Link">List archives and directory content<text:tab/>10</text:a></text:p>
          <text:p text:style-name="P132"><text:a xlink:type="simple" xlink:href="#__RefHeading__16252_1510295094" text:style-name="Index_20_Link" text:visited-style-name="Index_20_Link">Test archives<text:tab/>11</text:a></text:p>
          <text:p text:style-name="P132"><text:a xlink:type="simple" xlink:href="#__RefHeading__16254_1510295094" text:style-name="Index_20_Link" text:visited-style-name="Index_20_Link">Compare archives<text:tab/>11</text:a></text:p>
          <text:p text:style-name="P132"><text:a xlink:type="simple" xlink:href="#__RefHeading__16256_1510295094" text:style-name="Index_20_Link" text:visited-style-name="Index_20_Link">Extract archives<text:tab/>12</text:a></text:p>
          <text:p text:style-name="P132"><text:a xlink:type="simple" xlink:href="#__RefHeading__12718_1965121651" text:style-name="Index_20_Link" text:visited-style-name="Index_20_Link">Convert archives<text:tab/>12</text:a></text:p>
          <text:p text:style-name="P132"><text:a xlink:type="simple" xlink:href="#__RefHeading__16258_1510295094" text:style-name="Index_20_Link" text:visited-style-name="Index_20_Link">Incremental/Differential archives<text:tab/>13</text:a></text:p>
          <text:p text:style-name="P132"><text:a xlink:type="simple" xlink:href="#__RefHeading__16260_1510295094" text:style-name="Index_20_Link" text:visited-style-name="Index_20_Link">Compress archives<text:tab/>14</text:a></text:p>
          <text:p text:style-name="P132"><text:a xlink:type="simple" xlink:href="#__RefHeading__16262_1510295094" text:style-name="Index_20_Link" text:visited-style-name="Index_20_Link">Encrypt archives<text:tab/>15</text:a></text:p>
          <text:p text:style-name="P137"><text:a xlink:type="simple" xlink:href="#__RefHeading__16264_1510295094" text:style-name="Index_20_Link" text:visited-style-name="Index_20_Link">Asymmetric encryption<text:tab/>16</text:a></text:p>
          <text:p text:style-name="P132"><text:a xlink:type="simple" xlink:href="#__RefHeading__29676110" text:style-name="Index_20_Link" text:visited-style-name="Index_20_Link">Split archives<text:tab/>16</text:a></text:p>
          <text:p text:style-name="P132"><text:a xlink:type="simple" xlink:href="#__RefHeading__16266_1510295094" text:style-name="Index_20_Link" text:visited-style-name="Index_20_Link">Store archives<text:tab/>17</text:a></text:p>
          <text:p text:style-name="P137"><text:a xlink:type="simple" xlink:href="#__RefHeading__31224310" text:style-name="Index_20_Link" text:visited-style-name="Index_20_Link">File system<text:tab/>17</text:a></text:p>
          <text:p text:style-name="P137"><text:a xlink:type="simple" xlink:href="#__RefHeading__33452803" text:style-name="Index_20_Link" text:visited-style-name="Index_20_Link">Remote server (FTP/SCP/SFTP/WebDAV/WebDAVS)<text:tab/>17</text:a></text:p>
          <text:p text:style-name="P137"><text:a xlink:type="simple" xlink:href="#__RefHeading__16268_1510295094" text:style-name="Index_20_Link" text:visited-style-name="Index_20_Link">CD/DVD/BD<text:tab/>18</text:a></text:p>
          <text:p text:style-name="P137"><text:a xlink:type="simple" xlink:href="#__RefHeading__33455003" text:style-name="Index_20_Link" text:visited-style-name="Index_20_Link">Device<text:tab/>19</text:a></text:p>
          <text:p text:style-name="P131"><text:a xlink:type="simple" xlink:href="#__RefHeading__29694130" text:style-name="Index_20_Link" text:visited-style-name="Index_20_Link">Server<text:tab/>20</text:a></text:p>
          <text:p text:style-name="P132"><text:a xlink:type="simple" xlink:href="#__RefHeading__16270_1510295094" text:style-name="Index_20_Link" text:visited-style-name="Index_20_Link">Daemon<text:tab/>20</text:a></text:p>
          <text:p text:style-name="P137"><text:a xlink:type="simple" xlink:href="#__RefHeading__7119_1531997487" text:style-name="Index_20_Link" text:visited-style-name="Index_20_Link">Ports<text:tab/>20</text:a></text:p>
          <text:p text:style-name="P137"><text:a xlink:type="simple" xlink:href="#__RefHeading__6783_1531997487" text:style-name="Index_20_Link" text:visited-style-name="Index_20_Link">Firewall<text:tab/>20</text:a></text:p>
          <text:p text:style-name="P132"><text:a xlink:type="simple" xlink:href="#__RefHeading__12406_1972768539" text:style-name="Index_20_Link" text:visited-style-name="Index_20_Link">Master and Slave<text:tab/>21</text:a></text:p>
          <text:p text:style-name="P132"><text:a xlink:type="simple" xlink:href="#__RefHeading__16272_1510295094" text:style-name="Index_20_Link" text:visited-style-name="Index_20_Link">Database<text:tab/>21</text:a></text:p>
          <text:p text:style-name="P137"><text:a xlink:type="simple" xlink:href="#__RefHeading__8614_961238848" text:style-name="Index_20_Link" text:visited-style-name="Index_20_Link">bar-sqlite3<text:tab/>22</text:a></text:p>
          <text:p text:style-name="P132"><text:a xlink:type="simple" xlink:href="#__RefHeading__30626103" text:style-name="Index_20_Link" text:visited-style-name="Index_20_Link">Graphical front end<text:tab/>24</text:a></text:p>
          <text:p text:style-name="P137"><text:a xlink:type="simple" xlink:href="#__RefHeading__16274_1510295094" text:style-name="Index_20_Link" text:visited-style-name="Index_20_Link">Status tab<text:tab/>25</text:a></text:p>
          <text:p text:style-name="P137"><text:a xlink:type="simple" xlink:href="#__RefHeading__16276_1510295094" text:style-name="Index_20_Link" text:visited-style-name="Index_20_Link">Jobs tab<text:tab/>26</text:a></text:p>
          <text:p text:style-name="P143"><text:a xlink:type="simple" xlink:href="#__RefHeading__16278_1510295094" text:style-name="Index_20_Link" text:visited-style-name="Index_20_Link">Entries<text:tab/>26</text:a></text:p>
          <text:p text:style-name="P143"><text:a xlink:type="simple" xlink:href="#__RefHeading__16280_1510295094" text:style-name="Index_20_Link" text:visited-style-name="Index_20_Link">Images<text:tab/>27</text:a></text:p>
          <text:p text:style-name="P143"><text:a xlink:type="simple" xlink:href="#__RefHeading__16282_1510295094" text:style-name="Index_20_Link" text:visited-style-name="Index_20_Link">Filters &amp; Mounts<text:tab/>28</text:a></text:p>
          <text:p text:style-name="P143"><text:a xlink:type="simple" xlink:href="#__RefHeading__30546110" text:style-name="Index_20_Link" text:visited-style-name="Index_20_Link">Storage<text:tab/>29</text:a></text:p>
          <text:p text:style-name="P143"><text:a xlink:type="simple" xlink:href="#__RefHeading__14185_608817561" text:style-name="Index_20_Link" text:visited-style-name="Index_20_Link">Scripts<text:tab/>31</text:a></text:p>
          <text:p text:style-name="P143"><text:a xlink:type="simple" xlink:href="#__RefHeading__16284_1510295094" text:style-name="Index_20_Link" text:visited-style-name="Index_20_Link">Schedule<text:tab/>31</text:a></text:p>
          <text:p text:style-name="P143"><text:a xlink:type="simple" xlink:href="#__RefHeading__16286_1510295094" text:style-name="Index_20_Link" text:visited-style-name="Index_20_Link">Persistence<text:tab/>32</text:a></text:p>
          <text:p text:style-name="P143"><text:a xlink:type="simple" xlink:href="#__RefHeading__12408_1972768539" text:style-name="Index_20_Link" text:visited-style-name="Index_20_Link">Comment<text:tab/>33</text:a></text:p>
          <text:p text:style-name="P137"><text:a xlink:type="simple" xlink:href="#__RefHeading__12410_1972768539" text:style-name="Index_20_Link" text:visited-style-name="Index_20_Link">Restore tab<text:tab/>33</text:a></text:p>
          <text:p text:style-name="P137"><text:a xlink:type="simple" xlink:href="#__RefHeading__12251_695893263" text:style-name="Index_20_Link" text:visited-style-name="Index_20_Link">Server settings<text:tab/>36</text:a></text:p>
          <text:p text:style-name="P143"><text:a xlink:type="simple" xlink:href="#__RefHeading__12253_695893263" text:style-name="Index_20_Link" text:visited-style-name="Index_20_Link">General<text:tab/>36</text:a></text:p>
          <text:p text:style-name="P143"><text:a xlink:type="simple" xlink:href="#__RefHeading__12255_695893263" text:style-name="Index_20_Link" text:visited-style-name="Index_20_Link">Servers<text:tab/>37</text:a></text:p>
          <text:p text:style-name="P143"><text:a xlink:type="simple" xlink:href="#__RefHeading__12257_695893263" text:style-name="Index_20_Link" text:visited-style-name="Index_20_Link">Commands<text:tab/>38</text:a></text:p>
          <text:p text:style-name="P143"><text:soft-page-break/><text:a xlink:type="simple" xlink:href="#__RefHeading__12259_695893263" text:style-name="Index_20_Link" text:visited-style-name="Index_20_Link">Verbosity &amp; Log<text:tab/>38</text:a></text:p>
          <text:p text:style-name="P131"><text:a xlink:type="simple" xlink:href="#__RefHeading__16288_1510295094" text:style-name="Index_20_Link" text:visited-style-name="Index_20_Link">Use cases<text:tab/>39</text:a></text:p>
          <text:p text:style-name="P132"><text:a xlink:type="simple" xlink:href="#__RefHeading__15954_1674148630" text:style-name="Index_20_Link" text:visited-style-name="Index_20_Link">a) <text:s/>Normal backup<text:tab/>39</text:a></text:p>
          <text:p text:style-name="P132"><text:a xlink:type="simple" xlink:href="#__RefHeading__15956_1674148630" text:style-name="Index_20_Link" text:visited-style-name="Index_20_Link">b) <text:s/>Full daily backup with time schedule<text:tab/>40</text:a></text:p>
          <text:p text:style-name="P132"><text:a xlink:type="simple" xlink:href="#__RefHeading__15958_1674148630" text:style-name="Index_20_Link" text:visited-style-name="Index_20_Link">c) <text:s/>Full weekly backup with time schedule and daily incremental backup<text:tab/>40</text:a></text:p>
          <text:p text:style-name="P132"><text:a xlink:type="simple" xlink:href="#__RefHeading__15960_1674148630" text:style-name="Index_20_Link" text:visited-style-name="Index_20_Link">d) <text:s/>Full weekly backup with daily incremental and continuous backup<text:tab/>40</text:a></text:p>
          <text:p text:style-name="P132"><text:a xlink:type="simple" xlink:href="#__RefHeading__15962_1674148630" text:style-name="Index_20_Link" text:visited-style-name="Index_20_Link">e) <text:s/>Restore single file or directory<text:tab/>41</text:a></text:p>
          <text:p text:style-name="P132"><text:a xlink:type="simple" xlink:href="#__RefHeading__15964_1674148630" text:style-name="Index_20_Link" text:visited-style-name="Index_20_Link">f) <text:s/>Restore full backup<text:tab/>41</text:a></text:p>
          <text:p text:style-name="P131"><text:a xlink:type="simple" xlink:href="#__RefHeading__15744_1674148630" text:style-name="Index_20_Link" text:visited-style-name="Index_20_Link">Appendix<text:tab/>42</text:a></text:p>
          <text:p text:style-name="P132"><text:a xlink:type="simple" xlink:href="#__RefHeading__8616_961238848" text:style-name="Index_20_Link" text:visited-style-name="Index_20_Link">Tools<text:tab/>42</text:a></text:p>
          <text:p text:style-name="P132"><text:a xlink:type="simple" xlink:href="#__RefHeading__30604910" text:style-name="Index_20_Link" text:visited-style-name="Index_20_Link">Archive file name macros<text:tab/>42</text:a></text:p>
          <text:p text:style-name="P132"><text:a xlink:type="simple" xlink:href="#__RefHeading__27593402" text:style-name="Index_20_Link" text:visited-style-name="Index_20_Link">BAR command line options summary<text:tab/>43</text:a></text:p>
          <text:p text:style-name="P137"><text:a xlink:type="simple" xlink:href="#__RefHeading__16290_1510295094" text:style-name="Index_20_Link" text:visited-style-name="Index_20_Link">Basic commands<text:tab/>43</text:a></text:p>
          <text:p text:style-name="P137"><text:a xlink:type="simple" xlink:href="#__RefHeading__16292_1510295094" text:style-name="Index_20_Link" text:visited-style-name="Index_20_Link">Include/Exclude files<text:tab/>45</text:a></text:p>
          <text:p text:style-name="P137"><text:a xlink:type="simple" xlink:href="#__RefHeading__16294_1510295094" text:style-name="Index_20_Link" text:visited-style-name="Index_20_Link">Incremental/Differential archives<text:tab/>46</text:a></text:p>
          <text:p text:style-name="P137"><text:a xlink:type="simple" xlink:href="#__RefHeading__16296_1510295094" text:style-name="Index_20_Link" text:visited-style-name="Index_20_Link">Compression<text:tab/>47</text:a></text:p>
          <text:p text:style-name="P137"><text:a xlink:type="simple" xlink:href="#__RefHeading__16298_1510295094" text:style-name="Index_20_Link" text:visited-style-name="Index_20_Link">Encryption<text:tab/>50</text:a></text:p>
          <text:p text:style-name="P137"><text:a xlink:type="simple" xlink:href="#__RefHeading__12412_1972768539" text:style-name="Index_20_Link" text:visited-style-name="Index_20_Link">Signatures<text:tab/>52</text:a></text:p>
          <text:p text:style-name="P137"><text:a xlink:type="simple" xlink:href="#__RefHeading__29665410" text:style-name="Index_20_Link" text:visited-style-name="Index_20_Link">Splitting<text:tab/>52</text:a></text:p>
          <text:p text:style-name="P137"><text:a xlink:type="simple" xlink:href="#__RefHeading__31202610" text:style-name="Index_20_Link" text:visited-style-name="Index_20_Link">Storage<text:tab/>53</text:a></text:p>
          <text:p text:style-name="P143"><text:a xlink:type="simple" xlink:href="#__RefHeading__16300_1510295094" text:style-name="Index_20_Link" text:visited-style-name="Index_20_Link">File<text:tab/>53</text:a></text:p>
          <text:p text:style-name="P143"><text:a xlink:type="simple" xlink:href="#__RefHeading__33495803" text:style-name="Index_20_Link" text:visited-style-name="Index_20_Link">FTP<text:tab/>53</text:a></text:p>
          <text:p text:style-name="P143"><text:a xlink:type="simple" xlink:href="#__RefHeading__33496803" text:style-name="Index_20_Link" text:visited-style-name="Index_20_Link">SSH<text:tab/>53</text:a></text:p>
          <text:p text:style-name="P143"><text:a xlink:type="simple" xlink:href="#__RefHeading__16302_1510295094" text:style-name="Index_20_Link" text:visited-style-name="Index_20_Link">SCP<text:tab/>54</text:a></text:p>
          <text:p text:style-name="P143"><text:a xlink:type="simple" xlink:href="#__RefHeading__16304_1510295094" text:style-name="Index_20_Link" text:visited-style-name="Index_20_Link">SFTP<text:tab/>54</text:a></text:p>
          <text:p text:style-name="P143"><text:a xlink:type="simple" xlink:href="#__RefHeading__7767_909302912" text:style-name="Index_20_Link" text:visited-style-name="Index_20_Link">WebDAV/WebDAVS<text:tab/>54</text:a></text:p>
          <text:p text:style-name="P143"><text:a xlink:type="simple" xlink:href="#__RefHeading__16306_1510295094" text:style-name="Index_20_Link" text:visited-style-name="Index_20_Link">CD/DVD/BD<text:tab/>55</text:a></text:p>
          <text:p text:style-name="P143"><text:a xlink:type="simple" xlink:href="#__RefHeading__33501503" text:style-name="Index_20_Link" text:visited-style-name="Index_20_Link">Device<text:tab/>57</text:a></text:p>
          <text:p text:style-name="P137"><text:a xlink:type="simple" xlink:href="#__RefHeading__16308_1510295094" text:style-name="Index_20_Link" text:visited-style-name="Index_20_Link">Restore<text:tab/>58</text:a></text:p>
          <text:p text:style-name="P137"><text:a xlink:type="simple" xlink:href="#__RefHeading__16310_1510295094" text:style-name="Index_20_Link" text:visited-style-name="Index_20_Link">Server<text:tab/>59</text:a></text:p>
          <text:p text:style-name="P137"><text:a xlink:type="simple" xlink:href="#__RefHeading__13949_1679799926" text:style-name="Index_20_Link" text:visited-style-name="Index_20_Link">Index database<text:tab/>60</text:a></text:p>
          <text:p text:style-name="P137"><text:a xlink:type="simple" xlink:href="#__RefHeading__10437_873480820" text:style-name="Index_20_Link" text:visited-style-name="Index_20_Link">Continuous database<text:tab/>61</text:a></text:p>
          <text:p text:style-name="P137"><text:a xlink:type="simple" xlink:href="#__RefHeading__13951_1679799926" text:style-name="Index_20_Link" text:visited-style-name="Index_20_Link">Logging<text:tab/>62</text:a></text:p>
          <text:p text:style-name="P137"><text:a xlink:type="simple" xlink:href="#__RefHeading__16312_1510295094" text:style-name="Index_20_Link" text:visited-style-name="Index_20_Link">Miscellaneous<text:tab/>63</text:a></text:p>
          <text:p text:style-name="P132"><text:a xlink:type="simple" xlink:href="#__RefHeading__16314_1510295094" text:style-name="Index_20_Link" text:visited-style-name="Index_20_Link">BAR configuration and job files<text:tab/>67</text:a></text:p>
          <text:p text:style-name="P137"><text:a xlink:type="simple" xlink:href="#__RefHeading__16316_1510295094" text:style-name="Index_20_Link" text:visited-style-name="Index_20_Link">Additional configuration entries<text:tab/>68</text:a></text:p>
          <text:p text:style-name="P137"><text:a xlink:type="simple" xlink:href="#__RefHeading__16318_1510295094" text:style-name="Index_20_Link" text:visited-style-name="Index_20_Link">Block configuration entries<text:tab/>69</text:a></text:p>
          <text:p text:style-name="P143"><text:a xlink:type="simple" xlink:href="#__RefHeading__14674_1674148630" text:style-name="Index_20_Link" text:visited-style-name="Index_20_Link">File server<text:tab/>69</text:a></text:p>
          <text:p text:style-name="P143"><text:a xlink:type="simple" xlink:href="#__RefHeading__16320_1510295094" text:style-name="Index_20_Link" text:visited-style-name="Index_20_Link">FTP server<text:tab/>69</text:a></text:p>
          <text:p text:style-name="P143"><text:a xlink:type="simple" xlink:href="#__RefHeading__16322_1510295094" text:style-name="Index_20_Link" text:visited-style-name="Index_20_Link">SSH/SCP/SFTP server<text:tab/>70</text:a></text:p>
          <text:p text:style-name="P143"><text:a xlink:type="simple" xlink:href="#__RefHeading__9029_1272517093" text:style-name="Index_20_Link" text:visited-style-name="Index_20_Link">WebDAV/WebDAVS server<text:tab/>70</text:a></text:p>
          <text:p text:style-name="P143"><text:a xlink:type="simple" xlink:href="#__RefHeading__9031_1272517093" text:style-name="Index_20_Link" text:visited-style-name="Index_20_Link">Device<text:tab/>70</text:a></text:p>
          <text:p text:style-name="P143"><text:a xlink:type="simple" xlink:href="#__RefHeading__9033_1272517093" text:style-name="Index_20_Link" text:visited-style-name="Index_20_Link">Schedule<text:tab/>71</text:a></text:p>
          <text:p text:style-name="P143"><text:a xlink:type="simple" xlink:href="#__RefHeading___Toc220184_3155296967" text:style-name="Index_20_Link" text:visited-style-name="Index_20_Link">Persistence<text:tab/>71</text:a></text:p>
          <text:p text:style-name="P137"><text:a xlink:type="simple" xlink:href="#__RefHeading__16326_1510295094" text:style-name="Index_20_Link" text:visited-style-name="Index_20_Link">Example configuration file<text:tab/>71</text:a></text:p>
          <text:p text:style-name="P132"><text:a xlink:type="simple" xlink:href="#__RefHeading__32474025" text:style-name="Index_20_Link" text:visited-style-name="Index_20_Link">BARControl command line options summary<text:tab/>72</text:a></text:p>
          <text:p text:style-name="P132"><text:a xlink:type="simple" xlink:href="#__RefHeading__16328_1510295094" text:style-name="Index_20_Link" text:visited-style-name="Index_20_Link">BARControl configuration file<text:tab/>74</text:a></text:p>
          <text:p text:style-name="P132"><text:a xlink:type="simple" xlink:href="#__RefHeading__16330_1510295094" text:style-name="Index_20_Link" text:visited-style-name="Index_20_Link">Exit codes<text:tab/>75</text:a></text:p>
          <text:p text:style-name="P132"><text:a xlink:type="simple" xlink:href="#__RefHeading__29596110" text:style-name="Index_20_Link" text:visited-style-name="Index_20_Link">Archive file format<text:tab/>76</text:a></text:p>
          <text:p text:style-name="P132"><text:a xlink:type="simple" xlink:href="#__RefHeading__35624716" text:style-name="Index_20_Link" text:visited-style-name="Index_20_Link">Compilation<text:tab/>76</text:a></text:p>
          <text:p text:style-name="P132"><text:soft-page-break/><text:a xlink:type="simple" xlink:href="#__RefHeading__16332_1510295094" text:style-name="Index_20_Link" text:visited-style-name="Index_20_Link">Development<text:tab/>80</text:a></text:p>
          <text:p text:style-name="P131"><text:a xlink:type="simple" xlink:href="#__RefHeading__31406103" text:style-name="Index_20_Link" text:visited-style-name="Index_20_Link">Frequently asked questions<text:tab/>80</text:a></text:p>
          <text:p text:style-name="P131"><text:a xlink:type="simple" xlink:href="#__RefHeading__16334_1510295094" text:style-name="Index_20_Link" text:visited-style-name="Index_20_Link">Contact and bug reports<text:tab/>86</text:a></text:p>
          <text:p text:style-name="P131"><text:a xlink:type="simple" xlink:href="#__RefHeading__16336_1510295094" text:style-name="Index_20_Link" text:visited-style-name="Index_20_Link">License<text:tab/>87</text:a></text:p>
          <text:p text:style-name="P131"><text:a xlink:type="simple" xlink:href="#__RefHeading__16338_1510295094" text:style-name="Index_20_Link" text:visited-style-name="Index_20_Link">References<text:tab/>8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4">Figure 1: Graphical front end main window (status tab)<text:tab/>24</text:p>
          <text:p text:style-name="P114">Figure 2: Entries<text:tab/>26</text:p>
          <text:p text:style-name="P114">Figure 3: Images<text:tab/>27</text:p>
          <text:p text:style-name="P114">Figure 4: Filters and mounts<text:tab/>28</text:p>
          <text:p text:style-name="P114">Figure 5: Storage<text:tab/>28</text:p>
          <text:p text:style-name="P114">Figure 6: Archive name editor<text:tab/>29</text:p>
          <text:p text:style-name="P114">Figure 7: Scripts<text:tab/>30</text:p>
          <text:p text:style-name="P114">Figure 8: Scheduler<text:tab/>31</text:p>
          <text:p text:style-name="P114">Figure 9: Persistenc<text:tab/>31</text:p>
          <text:p text:style-name="P114">Figure 10: Restoring files<text:tab/>33</text:p>
          <text:p text:style-name="P114">Figure 11: Restore dialog<text:tab/>34</text:p>
          <text:p text:style-name="P114">Figure 12: Server general settings<text:tab/>35</text:p>
          <text:p text:style-name="P114">Figure 13: Servers settings<text:tab/>36</text:p>
          <text:p text:style-name="P114">Figure 14: Server command settings<text:tab/>37</text:p>
          <text:p text:style-name="P114">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5">Table 1: Supported entries<text:tab/>6</text:p>
          <text:p text:style-name="P115">Table 2: Certificates and key files<text:tab/>7</text:p>
          <text:p text:style-name="P115">Table 3: Archive part and medium sizes<text:tab/>18</text:p>
          <text:p text:style-name="P115">Table 4: Server ports<text:tab/>20</text:p>
          <text:p text:style-name="P115">Table 5: Archive file name macros<text:tab/>42</text:p>
          <text:p text:style-name="P115">Table 6: Pattern types<text:tab/>44</text:p>
          <text:p text:style-name="P115">Table 7: Compression algorithms<text:tab/>49</text:p>
          <text:p text:style-name="P115">Table 8: Encryption algorithms<text:tab/>50</text:p>
          <text:p text:style-name="P115">Table 9: Log information types<text:tab/>61</text:p>
          <text:p text:style-name="P115">Table 10: Log format macros<text:tab/>62</text:p>
          <text:p text:style-name="P115">Table 11: Verbosity levels<text:tab/>66</text:p>
          <text:p text:style-name="P115">Table 12: BAR exit codes<text:tab/>74</text:p>
          <text:p text:style-name="P115">Table 13: Compilation packages<text:tab/>77</text:p>
          <text:p text:style-name="P115">Table 14: Tests<text:tab/>78</text:p>
        </text:index-body>
      </text:table-index>
      <text:p text:style-name="Text_20_body"/>
      <text:h text:style-name="P117" text:outline-level="1"/>
      <text:h text:style-name="P118"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351596973" text:style-name="L1">
        <text:list-item>
          <text:p text:style-name="P175">create, list, test, compare and extract archives of files and disk images,</text:p>
        </text:list-item>
        <text:list-item>
          <text:p text:style-name="P176">convert archives,</text:p>
        </text:list-item>
      </text:list>
      <text:list xml:id="list341418890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50580056" text:style-name="L2">
        <text:list-item>
          <text:p text:style-name="P177">glibc 2.3.2 or higher</text:p>
        </text:list-item>
      </text:list>
      <text:list xml:id="list101344800188909" text:continue-list="list3414188900" text:style-name="List_20_1">
        <text:list-item>
          <text:p text:style-name="List_20_1"><text:span text:style-name="Name">BAR</text:span> binary</text:p>
        </text:list-item>
      </text:list>
      <text:list xml:id="list2427060854" text:style-name="L3">
        <text:list-item>
          <text:p text:style-name="P16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25922545" text:style-name="L4">
        <text:list-item>
          <text:p text:style-name="P178">cdrecord [<text:reference-ref text:reference-format="text" text:ref-name="cdrtools">cdrtools</text:reference-ref>]</text:p>
        </text:list-item>
      </text:list>
      <text:list xml:id="list101343583065122" text:continue-list="list101344800188909" text:style-name="List_20_1">
        <text:list-item>
          <text:p text:style-name="List_20_1">growisofs [<text:reference-ref text:reference-format="text" text:ref-name="growisofs">growisofs</text:reference-ref>]</text:p>
        </text:list-item>
      </text:list>
      <text:list xml:id="list101343788754397" text:continue-list="list2125922545" text:style-name="L4">
        <text:list-item>
          <text:p text:style-name="P162">mkisofs, <text:span text:style-name="T69">dvd+rw-format</text:span> [<text:reference-ref text:reference-format="text" text:ref-name="dvd+rw-tools">dvd+rw-tools</text:reference-ref>]</text:p>
        </text:list-item>
      </text:list>
      <text:list xml:id="list101343316750134" text:continue-list="list101343583065122"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798472646" text:style-name="L5">
        <text:list-item>
          <text:p text:style-name="P179">C/<text:span text:style-name="T73">C++</text:span> development environment with gcc, <text:span text:style-name="T72">g++</text:span></text:p>
        </text:list-item>
      </text:list>
      <text:list xml:id="list101344893587100" text:continue-list="list101343316750134" text:style-name="List_20_1">
        <text:list-item>
          <text:p text:style-name="List_20_1">GNU make</text:p>
        </text:list-item>
        <text:list-item>
          <text:p text:style-name="List_20_1">m4</text:p>
        </text:list-item>
        <text:list-item>
          <text:p text:style-name="P145">xgettext</text:p>
        </text:list-item>
        <text:list-item>
          <text:p text:style-name="List_20_1">perl</text:p>
        </text:list-item>
        <text:list-item>
          <text:p text:style-name="P146">tclsh</text:p>
        </text:list-item>
        <text:list-item>
          <text:p text:style-name="P147">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134332753072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48"><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6</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1344305515486"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0"><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0">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6</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2353362918" text:style-name="L6">
        <text:list-item>
          <text:p text:style-name="P180"><text:bookmark-start text:name="__DdeLink__11097_1674148630"/>&lt;name&gt; stay for a parameter, e. g. a name or some text,</text:p>
        </text:list-item>
      </text:list>
      <text:list xml:id="list101344441565839" text:continue-list="list101344305515486"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1343485572169" text:continue-list="list2353362918" text:style-name="L6">
        <text:list-item>
          <text:p text:style-name="P167">&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1345380365438" text:continue-list="list10134444156583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06999584" text:style-name="L7">
        <text:list-item>
          <text:p text:style-name="P181">ext2</text:p>
        </text:list-item>
      </text:list>
      <text:list xml:id="list101344272569217" text:continue-list="list101345380365438"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1343307482249" text:continue-numbering="true" text:style-name="List_20_1">
        <text:list-item>
          <text:p text:style-name="List_20_1_20_End">ext4</text:p>
        </text:list-item>
      </text:list>
      <text:p text:style-name="Text_20_Body_20_Start">Experimental, but no longer supported files systems are:</text:p>
      <text:list xml:id="list10134339278054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1">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19">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1"><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101345022186004"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49">crypt password</text:p>
        </text:list-item>
        <text:list-item>
          <text:p text:style-name="List_20_1">crypt key</text:p>
        </text:list-item>
        <text:list-item>
          <text:p text:style-name="List_20_1">comment</text:p>
        </text:list-item>
        <text:list-item>
          <text:p text:style-name="P168">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0">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0"><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01344926219752"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133">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07"><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134409172435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08">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0">If the environment variable SSH_ASKPASS is set to an execute this executed 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62">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02">bar ‑‑create home.bar /home –<text:span text:style-name="T95">crypt</text:span>-algorithm=<text:span text:style-name="T95">AES256 ‑‑crypt-password=secret</text:span></text:p>
      <text:p text:style-name="P103">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915347236920"/><text:alphabetical-index-mark-start text:id="IMark94915350187448"/>URI<text:alphabetical-index-mark-end text:id="IMark94915350187448"/><text:alphabetical-index-mark-end text:id="IMark9491534723692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09"><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0</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25"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101344500287025"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168864610"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6">the </text:span><text:span text:style-name="Name">BAR</text:span> <text:span text:style-name="T106">server slave instance </text:span>is running.</text:p>
      <text:list xml:id="list101344522756295" text:continue-numbering="true" text:style-name="List_20_2">
        <text:list-item>
          <text:p text:style-name="List_20_2_20_End"><text:span text:style-name="T106">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text:span></text:p>
        </text:list-item>
      </text:list>
      <text:p text:style-name="Text_20_Body_20_Start">The <text:span text:style-name="Name"><text:span text:style-name="T106">BAR</text:span></text:span><text:span text:style-name="T106"> server </text:span>master <text:span text:style-name="T84">has</text:span> <text:span text:style-name="T106">a </text:span>time window of 120s to pair with <text:span text:style-name="T108">the </text:span>slave. <text:span text:style-name="T85">The master do this automatically when there is at least on job defined for the slave.</text:span></text:p>
      <text:h text:style-name="P126"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101344404095179" text:continue-list="list101344500287025" text:style-name="List_20_1">
        <text:list-item>
          <text:p text:style-name="P186">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63">the name suffix is <text:span text:style-name="Filename">.bar,</text:span> and</text:p>
        </text:list-item>
        <text:list-item>
          <text:p text:style-name="P174"><text:soft-page-break/>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39">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101345183720800" text:continue-numbering="true" text:style-name="List_20_1">
        <text:list-item>
          <text:p text:style-name="List_20_1">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50"><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50"><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50"><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50"><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50"><text:span text:style-name="Option">‑‑</text:span><text:span text:style-name="Option"><text:span text:style-name="T155">check</text:span></text:span><text:span text:style-name="T155">: check integrity of the database and report errors if something is corrupted.</text:span></text:p>
        </text:list-item>
        <text:list-item>
          <text:p text:style-name="P150"><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50"><text:soft-page-break/><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50"><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51">For more details to the available commands and options see <text:span text:style-name="Option">‑‑help</text:span> of <text:span text:style-name="Command">bar-sqlite3</text:span>.</text:p>
      <text:h text:style-name="P127" text:outline-level="2"/>
      <text:h text:style-name="P129" text:outline-level="2"><text:bookmark-start text:name="__RefHeading__30626103"/><text:alphabetical-index-mark text:string-value="graphical front end"/>Graphical front end<text:bookmark-end text:name="__RefHeading__30626103"/></text:h>
      <text:p text:style-name="P104">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3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101344809707421" text:continue-numbering="true" text:style-name="List_20_1">
        <text:list-item>
          <text:p text:style-name="List_20_1">specified on the command line via the option <text:span text:style-name="Option">–key-file</text:span></text:p>
        </text:list-item>
        <text:list-item>
          <text:p text:style-name="P152"><text:span text:style-name="Filename"><text:span text:style-name="T112">bar-key.pem</text:span></text:span><text:span text:style-name="T112"> in the local directory</text:span></text:p>
        </text:list-item>
        <text:list-item>
          <text:p text:style-name="P153"><text:span text:style-name="Filename">$HOME/.bar/bar-key.pem</text:span></text:p>
        </text:list-item>
        <text:list-item>
          <text:p text:style-name="P154"><text:span text:style-name="Filename">/etc/bar/bar-key.pem</text:span></text:p>
        </text:list-item>
        <text:list-item>
          <text:p text:style-name="P154"><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139">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10134418011892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101344428832144"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2849627287" text:style-name="L8">
        <text:list-item>
          <text:p text:style-name="P116">included entry names</text:p>
        </text:list-item>
      </text:list>
      <text:list xml:id="list101345316042597" text:continue-list="list101344428832144" text:style-name="List_20_1">
        <text:list-item>
          <text:p text:style-name="List_20_1">included images</text:p>
        </text:list-item>
        <text:list-item>
          <text:p text:style-name="P155">filters and mounts</text:p>
        </text:list-item>
        <text:list-item>
          <text:p text:style-name="List_20_1">storage information</text:p>
        </text:list-item>
        <text:list-item>
          <text:p text:style-name="P155">scripts</text:p>
        </text:list-item>
        <text:list-item>
          <text:p text:style-name="P156">schedule information</text:p>
        </text:list-item>
        <text:list-item>
          <text:p text:style-name="P157">persistence information</text:p>
        </text:list-item>
        <text:list-item>
          <text:p text:style-name="P169">comments</text:p>
        </text:list-item>
      </text:list>
      <text:p text:style-name="Text_20_Body_20_Start">The jobs tab have some sub-tabs to edit these pieces of data.</text:p>
      <text:h text:style-name="P134" text:outline-level="4"><text:bookmark-start text:name="__RefHeading__16278_1510295094"/>Entries<text:bookmark-end text:name="__RefHeading__16278_1510295094"/></text:h>
      <text:p text:style-name="P106">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06">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59">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35" text:outline-level="4"><text:bookmark-start text:name="__RefHeading__14185_608817561"/><text:soft-page-break/>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36"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10134597451505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723263928" text:style-name="L9">
        <text:list-item>
          <text:p text:style-name="P142">the archive is older then the max. age of the period</text:p>
        </text:list-item>
        <text:list-item>
          <text:p text:style-name="P142">the archive is not in transit to the next period</text:p>
        </text:list-item>
        <text:list-item>
          <text:p text:style-name="P142">the archive is the oldest in the period</text:p>
        </text:list-item>
        <text:list-item>
          <text:p text:style-name="P142">the number of existing archives in the period exceeds the max. number</text:p>
        </text:list-item>
      </text:list>
      <text:h text:style-name="P136"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20"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55">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5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9"><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2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5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0">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101344941721634" text:continue-list="list101345974515053"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58"><text:span text:style-name="T55">the nice level </text:span><text:span text:style-name="T145">D</text:span><text:span text:style-name="T55">,</text:span></text:p>
        </text:list-item>
        <text:list-item>
          <text:p text:style-name="P158"><text:span text:style-name="T55">the max. number of compress and encryption threads </text:span><text:span text:style-name="T145">E</text:span><text:span text:style-name="T55">,</text:span></text:p>
        </text:list-item>
        <text:list-item>
          <text:p text:style-name="P158"><text:span text:style-name="T55">the minimal compress size </text:span><text:span text:style-name="T145">F</text:span><text:span text:style-name="T55">,</text:span></text:p>
        </text:list-item>
        <text:list-item>
          <text:p text:style-name="P159">the jobs directory <text:span text:style-name="T144">G</text:span>,</text:p>
        </text:list-item>
        <text:list-item>
          <text:p text:style-name="P159">the max. size of files included in a continuous backup <text:span text:style-name="T146">H</text:span>,</text:p>
        </text:list-item>
        <text:list-item>
          <text:p text:style-name="P159">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3"><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101346774758723"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60"><text:span text:style-name="T56">the log </text:span>types <text:span text:style-name="Number_20_Mark"><text:span text:style-name="T56">C</text:span></text:span>,</text:p>
        </text:list-item>
        <text:list-item>
          <text:p text:style-name="P160">the log file name <text:span text:style-name="Number_20_Mark"><text:span text:style-name="T56">D</text:span></text:span>,</text:p>
        </text:list-item>
        <text:list-item>
          <text:p text:style-name="P160">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4"><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5974258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101347144205767" text:continue-list="list10134677475872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101347136467389" text:continue-list="list3059742587"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101347017399824" text:continue-list="list101347144205767"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8">The exact time may be later than the specified time if some other jobs are running before.</text:p></text:note-body></text:note> <text:span text:style-name="T28">each day </text:span>as a full backup.</text:p>
      <text:list xml:id="list101345278596639" text:continue-list="list101347136467389"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101346410543445" text:continue-list="list101347017399824" text:style-name="List_20_1">
        <text:list-item>
          <text:p text:style-name="P182">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61">select for <text:span text:style-name="T28">the t</text:span><text:span text:style-name="Name">ype</text:span> <text:span text:style-name="Name">full</text:span></text:p>
        </text:list-item>
        <text:list-item>
          <text:p text:style-name="P16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61"><text:span text:style-name="Name"><text:span text:style-name="T6">select for the type </text:span></text:span><text:span text:style-name="Name"><text:span text:style-name="T2">incremental</text:span></text:span></text:p>
        </text:list-item>
        <text:list-item>
          <text:p text:style-name="P170">verify <text:span text:style-name="T28">that </text:span><text:span text:style-name="Name">enabled</text:span> is checked</text:p>
        </text:list-item>
      </text:list>
      <text:list xml:id="list101345250959213" text:continue-list="list101345278596639"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101346686022920" text:continue-list="list101346410543445" text:style-name="List_20_1">
        <text:list-item>
          <text:p text:style-name="P182">switch to the <text:span text:style-name="Name">Jobs</text:span> tab. In the <text:span text:style-name="Name">Schedule</text:span> sub-tab add a new schedule entry and define * <text:span text:style-name="T28">for the date, <text:s/>time and week day</text:span>.</text:p>
        </text:list-item>
        <text:list-item>
          <text:p text:style-name="P161">select for <text:span text:style-name="T28">the t</text:span><text:span text:style-name="Name">ype</text:span> <text:span text:style-name="Name"><text:span text:style-name="T28">continuous</text:span></text:span></text:p>
        </text:list-item>
        <text:list-item>
          <text:p text:style-name="P17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101346600753316" text:continue-list="list10134525095921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101345897120246" text:continue-list="list101346686022920" text:style-name="List_20_1">
        <text:list-item>
          <text:p text:style-name="P183"><text:span text:style-name="Name"><text:span text:style-name="T5">switch to the </text:span></text:span><text:span text:style-name="Name"><text:span text:style-name="T3">Restore</text:span></text:span><text:span text:style-name="Name"><text:span text:style-name="T7"> tab</text:span></text:span></text:p>
        </text:list-item>
        <text:list-item>
          <text:p text:style-name="P18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8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8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8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1345831464609" text:continue-list="list10134660075331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101346627518945" text:continue-list="list101345897120246" text:style-name="List_20_1">
        <text:list-item>
          <text:p text:style-name="P183"><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8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17" text:outline-level="1"/>
      <text:h text:style-name="P118" text:outline-level="1"><text:bookmark-start text:name="__RefHeading__15744_1674148630"/>Appendix<text:bookmark-end text:name="__RefHeading__15744_1674148630"/></text:h>
      <text:h text:style-name="P128" text:outline-level="2"><text:bookmark-start text:name="__RefHeading__8616_961238848"/>Tools<text:bookmark-end text:name="__RefHeading__8616_961238848"/></text:h>
      <text:p text:style-name="Text_20_Body_20_Start">The following tools are part of <text:span text:style-name="Command">BAR</text:span>:</text:p>
      <text:list xml:id="list10134717035318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9">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915326951400"/>--create<text:alphabetical-index-mark-end text:id="IMark94915326951400"/>, <text:alphabetical-index-mark-start text:id="IMark94915313364024"/>-c<text:alphabetical-index-mark-end text:id="IMark94915313364024"/></text:p>
      <text:p text:style-name="Option_20_Start">Create an archive with files, directories, links, hard links and special files like device-, pipes- and sockets-descriptors.</text:p>
      <text:p text:style-name="Option_20_title"><text:alphabetical-index-mark-start text:id="IMark94915372152424"/>--image<text:alphabetical-index-mark-end text:id="IMark94915372152424"/>, <text:alphabetical-index-mark-start text:id="IMark94915365818536"/>-m<text:alphabetical-index-mark-end text:id="IMark949153658185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915404142168"/>--list<text:alphabetical-index-mark-end text:id="IMark94915404142168"/>, <text:alphabetical-index-mark-start text:id="IMark94915341579720"/>-l<text:alphabetical-index-mark-end text:id="IMark949153415797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915350182072"/>--test<text:alphabetical-index-mark-end text:id="IMark94915350182072"/>, <text:alphabetical-index-mark-start text:id="IMark94915371900792"/>-t<text:alphabetical-index-mark-end text:id="IMark94915371900792"/></text:p>
      <text:p text:style-name="Option_20_Start">Test content integrity of archives.</text:p>
      <text:p text:style-name="Option_20_title"><text:alphabetical-index-mark-start text:id="IMark94915348560744"/>--compare<text:alphabetical-index-mark-end text:id="IMark94915348560744"/>, <text:alphabetical-index-mark-start text:id="IMark94915383009096"/>-d<text:alphabetical-index-mark-end text:id="IMark94915383009096"/></text:p>
      <text:p text:style-name="Option_20_Start">Compare content of archives with content in file system.</text:p>
      <text:p text:style-name="Option_20_title"><text:soft-page-break/><text:alphabetical-index-mark-start text:id="IMark94915350364840"/>--extract<text:alphabetical-index-mark-end text:id="IMark94915350364840"/>, <text:alphabetical-index-mark-start text:id="IMark94915383009464"/>-x<text:alphabetical-index-mark-end text:id="IMark94915383009464"/></text:p>
      <text:p text:style-name="Option_20_Start">Extract content of archives.</text:p>
      <text:p text:style-name="Option_20_title"><text:alphabetical-index-mark-start text:id="IMark94915362007144"/>--<text:span text:style-name="T160">convert</text:span><text:alphabetical-index-mark-end text:id="IMark94915362007144"/></text:p>
      <text:p text:style-name="Option_20_Start">Convert <text:span text:style-name="T160">an archive with new compression, encryption, pass phrase or signature.</text:span></text:p>
      <text:p text:style-name="Option_20_title"><text:alphabetical-index-mark-start text:id="IMark94915338129288"/>--generate-keys<text:alphabetical-index-mark-end text:id="IMark94915338129288"/></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915364887960"/>--<text:span text:style-name="T133">generate-signature-keys</text:span><text:alphabetical-index-mark-end text:id="IMark94915364887960"/></text:p>
      <text:p text:style-name="P87">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915403268056"/>--generate-keys-bits<text:alphabetical-index-mark-end text:id="IMark94915403268056"/>=&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915391729816"/>--<text:span text:style-name="T76">generate-keys-mode</text:span><text:alphabetical-index-mark-end text:id="IMark94915391729816"/><text:span text:style-name="T76">=secure|transient</text:span></text:p>
      <text:p text:style-name="P88">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46"><text:alphabetical-index-mark-start text:id="IMark94915353014744"/><text:span text:style-name="T119">--storage-list-stdin</text:span><text:alphabetical-index-mark-end text:id="IMark94915353014744"/><text:span text:style-name="T119">,</text:span><text:alphabetical-index-mark-start text:id="IMark94915348716648"/><text:span text:style-name="T119">-T</text:span><text:alphabetical-index-mark-end text:id="IMark94915348716648"/></text:p>
      <text:p text:style-name="Option_20_Start">Read storage names (glob pattern) from stdin.</text:p>
      <text:p text:style-name="Option_20_title"><text:alphabetical-index-mark-start text:id="IMark94915341579720"/><text:span text:style-name="T118">--storage-list</text:span><text:alphabetical-index-mark-end text:id="IMark94915341579720"/>=&lt;file name&gt;</text:p>
      <text:p text:style-name="P80">Define the name of a file <text:span text:style-name="T116">from which storage </text:span>names or simple patterns (glob pattern) <text:span text:style-name="T116">are read.</text:span></text:p>
      <text:p text:style-name="Option_20_title"><text:alphabetical-index-mark-start text:id="IMark94915383183928"/><text:span text:style-name="T118">--storage-command</text:span><text:alphabetical-index-mark-end text:id="IMark94915383183928"/>=<text:bookmark-start text:name="__DdeLink__11095_16741486303"/>&lt;command|script&gt;<text:bookmark-end text:name="__DdeLink__11095_16741486303"/></text:p>
      <text:p text:style-name="P80"><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915376715304"/>--pre-command<text:alphabetical-index-mark-end text:id="IMark94915376715304"/>=&lt;command&gt;</text:p>
      <text:p text:style-name="Option_20_Start">Command to execute before a job is started.</text:p>
      <text:p text:style-name="Option_20_Start"><text:soft-page-break/>Available macros: %name.</text:p>
      <text:p text:style-name="Option_20_title"><text:alphabetical-index-mark-start text:id="IMark94915383481960"/>--post-command<text:alphabetical-index-mark-end text:id="IMark94915383481960"/>=&lt;command&gt;</text:p>
      <text:p text:style-name="Option_20_Start">Command to execute after a job terminated.</text:p>
      <text:p text:style-name="Option_20_Start">Available macros: %name.</text:p>
      <text:p text:style-name="Option_20_title"><text:alphabetical-index-mark-start text:id="IMark94915347236920"/>--mount<text:alphabetical-index-mark-end text:id="IMark94915347236920"/>=&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915380793016"/><text:span text:style-name="T122">--mount-command</text:span><text:alphabetical-index-mark-end text:id="IMark94915380793016"/><text:span text:style-name="T122">=&lt;command&gt;</text:span></text:p>
      <text:p text:style-name="Option_20_Start">Command to mount a device via a mount point.</text:p>
      <text:p text:style-name="Option_20_Start">Available macros: %directory</text:p>
      <text:p text:style-name="Option_20_title"><text:alphabetical-index-mark-start text:id="IMark94915391734360"/><text:span text:style-name="T122">--mount-device-command</text:span><text:alphabetical-index-mark-end text:id="IMark94915391734360"/><text:span text:style-name="T122">=&lt;command&gt;</text:span></text:p>
      <text:p text:style-name="Option_20_Start">Command to mount a device.</text:p>
      <text:p text:style-name="Option_20_Start">Available macros: %directory, %device</text:p>
      <text:p text:style-name="Option_20_title"><text:alphabetical-index-mark-start text:id="IMark94915349831448"/>--unmount-command<text:alphabetical-index-mark-end text:id="IMark94915349831448"/><text:span text:style-name="T122">=&lt;command&gt;</text:span></text:p>
      <text:p text:style-name="P82">Command to <text:span text:style-name="T123">un</text:span>mount a device via a mount point.</text:p>
      <text:p text:style-name="P113">Available macros: %directory</text:p>
      <text:p text:style-name="Option_20_title"><text:alphabetical-index-mark-start text:id="IMark94915376396760"/><text:span text:style-name="T161">--comment</text:span><text:alphabetical-index-mark-end text:id="IMark94915376396760"/><text:span text:style-name="T161">=&lt;text&gt;</text:span></text:p>
      <text:p text:style-name="Option_20_Start">Add comment to archive.</text:p>
      <text:p text:style-name="Option_20_title"><text:alphabetical-index-mark-start text:id="IMark94915362082040"/>--<text:span text:style-name="T163">info</text:span><text:alphabetical-index-mark-end text:id="IMark9491536208204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915376715304"/>--include<text:alphabetical-index-mark-end text:id="IMark94915376715304"/>=&lt;pattern&gt;, <text:alphabetical-index-mark-start text:id="IMark94915372152424"/>-#<text:alphabetical-index-mark-end text:id="IMark9491537215242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915343660888"/><text:span text:style-name="T117">--include-file-list</text:span><text:alphabetical-index-mark-end text:id="IMark94915343660888"/>=&lt;file name&gt;</text:p>
      <text:p text:style-name="P79">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915384182776"/>--include-<text:span text:style-name="T117">file </text:span>command<text:bookmark-start text:name="__DdeLink__11102_1674148630"/><text:alphabetical-index-mark-end text:id="IMark949153841827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915391729816"/><text:span text:style-name="T117">--include-image-list</text:span><text:alphabetical-index-mark-end text:id="IMark9491539172981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915350133208"/>--<text:span text:style-name="T117">include-image-command</text:span><text:alphabetical-index-mark-end text:id="IMark94915350133208"/>=<text:bookmark-start text:name="__DdeLink__11095_16741486302"/>&lt;command|script&gt;<text:bookmark-end text:name="__DdeLink__11095_16741486302"/></text:p>
      <text:p text:style-name="P81"><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915382586648"/>--exclude<text:alphabetical-index-mark-end text:id="IMark94915382586648"/>=&lt;pattern&gt;, <text:alphabetical-index-mark-start text:id="IMark94915346684616"/>-!<text:alphabetical-index-mark-end text:id="IMark949153466846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915326951400"/>--<text:span text:style-name="T162">exclude-list</text:span><text:alphabetical-index-mark-end text:id="IMark94915326951400"/><text:span text:style-name="T162">=&lt;file name&gt;</text:span></text:p>
      <text:p text:style-name="P89">Define the name of a file from which names or simple patterns (glob pattern) are read which must not match to files and are excluded from the created archive.</text:p>
      <text:p text:style-name="Option_20_title"><text:alphabetical-index-mark-start text:id="IMark94915380793016"/>--exclude-command<text:alphabetical-index-mark-end text:id="IMark9491538079301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915365818536"/>--<text:span text:style-name="T171">storage-list</text:span><text:alphabetical-index-mark-end text:id="IMark94915365818536"/><text:span text:style-name="T171">=&lt;file name&gt;</text:span></text:p>
      <text:p text:style-name="P92">Define the name of a file from which <text:span text:style-name="T171">storage </text:span>names or simple patterns (glob pattern) are read.</text:p>
      <text:p text:style-name="Option_20_title"><text:alphabetical-index-mark-start text:id="IMark94915376396760"/>--<text:span text:style-name="T171">storage-command</text:span><text:alphabetical-index-mark-end text:id="IMark94915376396760"/><text:span text:style-name="T171">=&lt;command|script&gt;</text:span></text:p>
      <text:p text:style-name="P92">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21" text:outline-level="3"><text:bookmark-start text:name="__RefHeading__16294_1510295094"/>Incremental/Differential archives<text:bookmark-end text:name="__RefHeading__16294_1510295094"/></text:h>
      <text:p text:style-name="P41"><text:alphabetical-index-mark-start text:id="IMark94915346218312"/>--normal<text:alphabetical-index-mark-end text:id="IMark94915346218312"/></text:p>
      <text:p text:style-name="Option_20_Start">Create a normal archive. No incremental data is used or stored.</text:p>
      <text:p text:style-name="Option_20_title"><text:alphabetical-index-mark-start text:id="IMark94915371900792"/><text:span text:style-name="T16">--full</text:span><text:alphabetical-index-mark-end text:id="IMark94915371900792"/><text:span text:style-name="T16">, </text:span><text:alphabetical-index-mark-start text:id="IMark94915391729816"/><text:span text:style-name="T16">-f</text:span><text:alphabetical-index-mark-end text:id="IMark94915391729816"/></text:p>
      <text:p text:style-name="Option_20_Start">Create a full archive and store incremental data.</text:p>
      <text:p text:style-name="Option_20_title"><text:soft-page-break/><text:alphabetical-index-mark-start text:id="IMark94915347663704"/><text:span text:style-name="T16">--incremental</text:span><text:alphabetical-index-mark-end text:id="IMark94915347663704"/><text:span text:style-name="T16">, </text:span><text:alphabetical-index-mark-start text:id="IMark94915403874776"/><text:span text:style-name="T16">-i</text:span><text:alphabetical-index-mark-end text:id="IMark9491540387477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915350133208"/><text:span text:style-name="T16">--incremental-list-file</text:span><text:alphabetical-index-mark-end text:id="IMark94915350133208"/><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1"><text:alphabetical-index-mark-start text:id="IMark94915382586648"/>--differential<text:alphabetical-index-mark-end text:id="IMark94915382586648"/></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915326951400"/>--compress-algorithm<text:alphabetical-index-mark-end text:id="IMark94915326951400"/>, <text:alphabetical-index-mark-start text:id="IMark94915366485560"/>-z<text:alphabetical-index-mark-end text:id="IMark949153664855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915383481960"/>--compress-min-size<text:alphabetical-index-mark-end text:id="IMark949153834819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915378463080"/>--compress-exclude<text:alphabetical-index-mark-end text:id="IMark949153784630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915360696088"/>--<text:span text:style-name="T162">delta-source</text:span><text:alphabetical-index-mark-end text:id="IMark94915360696088"/><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915383593800"/>--crypt-algorithm<text:alphabetical-index-mark-end text:id="IMark94915383593800"/>, <text:alphabetical-index-mark-start text:id="IMark94915346622696"/>-y<text:alphabetical-index-mark-end text:id="IMark949153466226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915381836104"/>--crypt-type<text:alphabetical-index-mark-end text:id="IMark949153818361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915403874776"/>--crypt-password<text:alphabetical-index-mark-end text:id="IMark949154038747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915350187448"/><text:alphabetical-index-mark-start text:id="IMark94915383183928"/><text:span text:style-name="T79">--crypt-new-password</text:span><text:alphabetical-index-mark-end text:id="IMark94915383183928"/><text:alphabetical-index-mark-end text:id="IMark94915350187448"/><text:span text:style-name="T79">=&lt;password&gt;</text:span></text:p>
      <text:p text:style-name="P73"><text:span text:style-name="T79">New </text:span>crypt password phrase to use <text:span text:style-name="T160">when converting an archive</text:span>.</text:p>
      <text:p text:style-name="P97">Note:<text:tab/>Use this option with care! Password phrases specified on the command line may be stored in the history of your shell, thus can be recovered by displaying the command history.</text:p>
      <text:p text:style-name="Option_20_title"><text:alphabetical-index-mark-start text:id="IMark94915347663704"/>--crypt-public-key<text:alphabetical-index-mark-end text:id="IMark94915347663704"/>=&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915362007144"/>--crypt-private-key<text:alphabetical-index-mark-end text:id="IMark94915362007144"/>=&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22" text:outline-level="3"><text:bookmark-start text:name="__RefHeading__12412_1972768539"/>Signatures<text:bookmark-end text:name="__RefHeading__12412_1972768539"/></text:h>
      <text:p text:style-name="Option_20_title"><text:alphabetical-index-mark-start text:id="IMark94915376715304"/>--signatures-public-key<text:alphabetical-index-mark-end text:id="IMark94915376715304"/>=&lt;file name&gt;</text:p>
      <text:p text:style-name="P74">Name of file with the RSA signature public key. The signature public key is used to verify the data integrity of an archive.</text:p>
      <text:p text:style-name="Option_20_title"><text:alphabetical-index-mark-start text:id="IMark94915349831448"/>--signature-private-key<text:alphabetical-index-mark-end text:id="IMark94915349831448"/>=&lt;file name&gt;</text:p>
      <text:p text:style-name="P74">Name of file with the RSA encryption private key. The signature public key is used to add a signature to an archive.</text:p>
      <text:p text:style-name="P9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915313364024"/>--force-verify-signatures<text:alphabetical-index-mark-end text:id="IMark94915313364024"/></text:p>
      <text:p text:style-name="P98">Force verification of signatures. If the signature public key is not available or the signature is invalid an error is reported. If this option is not given only a warning may be shown.</text:p>
      <text:p text:style-name="Option_20_title"><text:alphabetical-index-mark-start text:id="IMark94915350182072"/>--skip-verify-signatures<text:alphabetical-index-mark-end text:id="IMark94915350182072"/></text:p>
      <text:p text:style-name="P98">Skip verification of signatures and do not show an error or a warning.</text:p>
      <text:p text:style-name="Option_20_title"><text:alphabetical-index-mark-start text:id="IMark94915365490648"/>--<text:span text:style-name="T100">no-signatures</text:span><text:alphabetical-index-mark-end text:id="IMark94915365490648"/></text:p>
      <text:p text:style-name="P99">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915338129288"/>--archive-part-size<text:alphabetical-index-mark-end text:id="IMark94915338129288"/>=&lt;size&gt;, <text:alphabetical-index-mark-start text:id="IMark94915352287480"/>-s<text:alphabetical-index-mark-end text:id="IMark94915352287480"/>=&lt;size&gt;</text:p>
      <text:p text:style-name="P6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915365075512"/>--fragment-size<text:alphabetical-index-mark-end text:id="IMark9491536507551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915371846232"/>--file-write-pre-command<text:alphabetical-index-mark-end text:id="IMark9491537184623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915382586648"/>--file-write-post-command<text:alphabetical-index-mark-end text:id="IMark9491538258664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915366485560"/>--ftp-login-name<text:alphabetical-index-mark-end text:id="IMark94915366485560"/>=&lt;name&gt;</text:p>
      <text:p text:style-name="Option_20_Start">Specify the general FTP login name.</text:p>
      <text:p text:style-name="Option_20_title"><text:alphabetical-index-mark-start text:id="IMark94915340879832"/>--ftp-password<text:alphabetical-index-mark-end text:id="IMark9491534087983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915377909720"/>--ftp-max-connections<text:alphabetical-index-mark-end text:id="IMark94915377909720"/>=&lt;n&gt;</text:p>
      <text:p text:style-name="Option_20_note">Specify the max. number of concurrent connections for this FTP server.</text:p>
      <text:p text:style-name="Option_20_title"><text:bookmark-end text:name="__DdeLink__10735_1674148630"/><text:alphabetical-index-mark-start text:id="IMark94915391734360"/>--ftp-write-pre-command<text:alphabetical-index-mark-end text:id="IMark94915391734360"/>=&lt;command&gt;</text:p>
      <text:p text:style-name="Option_20_Start">Command to execute before file is transmitted to FTP server.</text:p>
      <text:p text:style-name="Option_20_Start">Available macros: %file, %number.</text:p>
      <text:p text:style-name="Option_20_title"><text:alphabetical-index-mark-start text:id="IMark94915362155832"/>--ftp-write-post-command<text:alphabetical-index-mark-end text:id="IMark9491536215583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915364542680"/>--ssh-port<text:alphabetical-index-mark-end text:id="IMark94915364542680"/>=&lt;n&gt;</text:p>
      <text:p text:style-name="Option_20_Start">Specify ssh port to use. Default is 22.</text:p>
      <text:p text:style-name="Option_20_title"><text:alphabetical-index-mark-start text:id="IMark94915384182776"/>--ssh-login-name<text:alphabetical-index-mark-end text:id="IMark94915384182776"/>=&lt;name&gt;</text:p>
      <text:p text:style-name="Option_20_Start">Specify the default ssh login name.</text:p>
      <text:p text:style-name="Option_20_title"><text:alphabetical-index-mark-start text:id="IMark94915338129288"/>--ssh-password<text:alphabetical-index-mark-end text:id="IMark9491533812928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915377776600"/>--ssh-public-key<text:alphabetical-index-mark-end text:id="IMark94915377776600"/>=&lt;file name&gt;</text:p>
      <text:p text:style-name="Option_20_Start">Specify the file name with the ssh public key.</text:p>
      <text:p text:style-name="Option_20_title"><text:alphabetical-index-mark-start text:id="IMark94915369619416"/>--ssh-private-key<text:alphabetical-index-mark-end text:id="IMark9491536961941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915346218312"/>--ssh-max-connections<text:alphabetical-index-mark-end text:id="IMark9491534621831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915353320696"/>--scp-write-pre-command<text:alphabetical-index-mark-end text:id="IMark9491535332069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915312781224"/>--scp-write-post-command<text:alphabetical-index-mark-end text:id="IMark9491531278122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915360696088"/>--sftp-write-pre-command<text:alphabetical-index-mark-end text:id="IMark9491536069608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915380793016"/>--sftp-write-post-command<text:alphabetical-index-mark-end text:id="IMark9491538079301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915382826888"/>--webdav-login<text:alphabetical-index-mark-end text:id="IMark94915382826888"/>=&lt;name&gt;</text:p>
      <text:p text:style-name="Option_20_Start">Specify the default WebDAV login name.</text:p>
      <text:p text:style-name="Option_20_title"><text:alphabetical-index-mark-start text:id="IMark94915364887960"/>--webdav-password<text:alphabetical-index-mark-end text:id="IMark9491536488796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915372152424"/>--webdav-max-connections<text:alphabetical-index-mark-end text:id="IMark94915372152424"/>=&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915338129288"/>--webdav-write-pre-command<text:alphabetical-index-mark-end text:id="IMark9491533812928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915403874776"/>--webdav-write-post-command<text:alphabetical-index-mark-end text:id="IMark9491540387477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915350133208"/>--cd-device<text:alphabetical-index-mark-end text:id="IMark94915350133208"/>=&lt;device name&gt;, <text:alphabetical-index-mark-start text:id="IMark94915383009464"/>--dvd-device<text:alphabetical-index-mark-end text:id="IMark94915383009464"/>=&lt;device name&gt;, <text:alphabetical-index-mark-start text:id="IMark94915362082040"/>--bd-device<text:alphabetical-index-mark-end text:id="IMark94915362082040"/>=&lt;device name&gt;</text:p>
      <text:p text:style-name="Option_20_Start">Default device name for creating CDs/BDs/DVDs.</text:p>
      <text:p text:style-name="Option_20_title"><text:alphabetical-index-mark-start text:id="IMark94915371846232"/>--cd-request-volume-command<text:alphabetical-index-mark-end text:id="IMark94915371846232"/>=&lt;command&gt;, <text:alphabetical-index-mark-start text:id="IMark94915366485560"/>--dvd-request-volume-command<text:alphabetical-index-mark-end text:id="IMark94915366485560"/>=&lt;command&gt;, <text:alphabetical-index-mark-start text:id="IMark94915378452344"/>--bd-request-volume-command<text:alphabetical-index-mark-end text:id="IMark949153784523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915372011128"/>--cd-unload-volume-command<text:alphabetical-index-mark-end text:id="IMark94915372011128"/>=&lt;command&gt;, <text:alphabetical-index-mark-start text:id="IMark94915313364024"/>--dvd-unload-volume-command<text:alphabetical-index-mark-end text:id="IMark94915313364024"/>=&lt;command&gt;, <text:alphabetical-index-mark-start text:id="IMark94915391734360"/>--bd-unload-volume-command<text:alphabetical-index-mark-end text:id="IMark949153917343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915382826888"/>--cd-load-volume-command<text:alphabetical-index-mark-end text:id="IMark94915382826888"/>=&lt;command&gt;, <text:alphabetical-index-mark-start text:id="IMark94915350182072"/>--dvd-load-volume-command<text:alphabetical-index-mark-end text:id="IMark94915350182072"/>=&lt;command&gt;, <text:alphabetical-index-mark-start text:id="IMark94915364542680"/>--bd-load-volume-command<text:alphabetical-index-mark-end text:id="IMark949153645426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915372152424"/>--cd-volume-size<text:alphabetical-index-mark-end text:id="IMark94915372152424"/>=<text:bookmark-start text:name="__DdeLink__5568_1180582065"/>&lt;n&gt;[G|M|K], <text:alphabetical-index-mark-start text:id="IMark94915352287480"/>--dvd-volume-size<text:alphabetical-index-mark-end text:id="IMark94915352287480"/>=&lt;n&gt;[G|M|K], <text:alphabetical-index-mark-start text:id="IMark94915391729816"/>--bd-volume-size<text:alphabetical-index-mark-end text:id="IMark9491539172981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915365075512"/>--cd-image-pre-command<text:alphabetical-index-mark-end text:id="IMark94915365075512"/>=&lt;command&gt;, <text:alphabetical-index-mark-start text:id="IMark94915381778792"/>--dvd-image-pre-command<text:alphabetical-index-mark-end text:id="IMark94915381778792"/>=&lt;command&gt;, <text:alphabetical-index-mark-start text:id="IMark94915362007144"/>--bd-image-pre-command<text:alphabetical-index-mark-end text:id="IMark9491536200714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915349594408"/>--cd-image-post-command<text:alphabetical-index-mark-end text:id="IMark94915349594408"/>=&lt;command&gt;, <text:alphabetical-index-mark-start text:id="IMark94915383183928"/>--dvd-image-post-command<text:alphabetical-index-mark-end text:id="IMark94915383183928"/>=&lt;command&gt;, <text:alphabetical-index-mark-start text:id="IMark94915340879832"/>--bd-image-post-command<text:alphabetical-index-mark-end text:id="IMark9491534087983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915347663704"/>--cd-image-command<text:alphabetical-index-mark-end text:id="IMark94915347663704"/>=&lt;command&gt;, <text:alphabetical-index-mark-start text:id="IMark94915369136888"/>--dvd-image-command<text:alphabetical-index-mark-end text:id="IMark94915369136888"/>=&lt;command&gt;, <text:alphabetical-index-mark-start text:id="IMark94915383593800"/>--bd-image-command<text:alphabetical-index-mark-end text:id="IMark94915383593800"/>=&lt;command&gt;</text:p>
      <text:p text:style-name="Option_20_Start">Command to create a CD/DVD/BD image. Default is <text:span text:style-name="Command"><text:span text:style-name="T16">mkisofs</text:span></text:span>.</text:p>
      <text:p text:style-name="P86">Available macros: %device, %file, %image, %sectors, %number, %j, %j1.</text:p>
      <text:p text:style-name="P100"><text:span text:style-name="T132">Note:<text:tab/></text:span>%i is the number of available CPU cores, %j1 is the number of available CPU cores minus 1, but at least 1.</text:p>
      <text:p text:style-name="Option_20_title"><text:alphabetical-index-mark-start text:id="IMark94915376715304"/>--cd-ecc-pre-command<text:alphabetical-index-mark-end text:id="IMark94915376715304"/>=&lt;command&gt;, <text:alphabetical-index-mark-start text:id="IMark94915362973864"/>--dvd-ecc-pre-command<text:alphabetical-index-mark-end text:id="IMark94915362973864"/>=&lt;command&gt;, <text:alphabetical-index-mark-start text:id="IMark94915364542680"/>--bd-ecc-pre-command<text:alphabetical-index-mark-end text:id="IMark94915364542680"/>=&lt;command&gt;</text:p>
      <text:p text:style-name="Option_20_Start">Command to execute before error correction codes (ecc) are added to a CD/DVD/BD image.</text:p>
      <text:p text:style-name="Option_20_title"><text:alphabetical-index-mark-start text:id="IMark94915350133208"/>--cd-ecc-post-command<text:alphabetical-index-mark-end text:id="IMark94915350133208"/>=&lt;command&gt;, <text:alphabetical-index-mark-start text:id="IMark94915350182072"/>--dvd-ecc-post-command<text:alphabetical-index-mark-end text:id="IMark94915350182072"/>=&lt;command&gt;, <text:alphabetical-index-mark-start text:id="IMark94915383742440"/>--bd-ecc-post-command<text:alphabetical-index-mark-end text:id="IMark94915383742440"/>=&lt;command&gt;</text:p>
      <text:p text:style-name="Option_20_Start">Command to execute after error correction codes (ecc) are added to a CD/DVD/BD image.</text:p>
      <text:p text:style-name="Option_20_title"><text:alphabetical-index-mark-start text:id="IMark94915384232232"/>--cd-ecc-command<text:alphabetical-index-mark-end text:id="IMark94915384232232"/>=&lt;command&gt;, <text:alphabetical-index-mark-start text:id="IMark94915350187448"/>--dvd-ecc-command<text:alphabetical-index-mark-end text:id="IMark94915350187448"/>=&lt;command&gt;, <text:alphabetical-index-mark-start text:id="IMark94915364451640"/>--bd-ecc-command<text:alphabetical-index-mark-end text:id="IMark94915364451640"/>=&lt;command&gt;</text:p>
      <text:p text:style-name="Option_20_Start">Command to added error correction codes (ecc) to a CD/DVD/BD image. A useful command is <text:span text:style-name="Command">dvdisaster</text:span> to add Reed-Solomon codes to the CD/DVD/BD image.</text:p>
      <text:p text:style-name="P85">Available macros: %device, %file, %image, %sectors, %number, %j, %j1.</text:p>
      <text:p text:style-name="P101"><text:span text:style-name="T132">Note:<text:tab/></text:span>%i is the number of available CPU cores, %j1 is the number of available CPU cores minus 1, but at least 1.</text:p>
      <text:p text:style-name="Option_20_title"><text:alphabetical-index-mark-start text:id="IMark94915313369144"/><text:span text:style-name="T70">--cd‑blank-command</text:span><text:alphabetical-index-mark-end text:id="IMark94915313369144"/><text:span text:style-name="T70">=&lt;command&gt;, </text:span><text:alphabetical-index-mark-start text:id="IMark94915369619416"/><text:span text:style-name="T70">--dvd-blank-command</text:span><text:alphabetical-index-mark-end text:id="IMark94915369619416"/><text:span text:style-name="T70">=&lt;command&gt;, </text:span><text:alphabetical-index-mark-start text:id="IMark94915381778792"/><text:span text:style-name="T70">--bd-blank-command</text:span><text:alphabetical-index-mark-end text:id="IMark94915381778792"/><text:span text:style-name="T70">=&lt;command&gt;</text:span></text:p>
      <text:p text:style-name="Option_20_Start">Command to blank a CD/DVD/BD medium before writing.</text:p>
      <text:p text:style-name="Option_20_title"><text:alphabetical-index-mark-start text:id="IMark94915371900792"/>--cd-write-pre-command<text:alphabetical-index-mark-end text:id="IMark94915371900792"/>=&lt;command&gt;, <text:alphabetical-index-mark-start text:id="IMark94915365075512"/>--dvd-write-pre-command<text:alphabetical-index-mark-end text:id="IMark94915365075512"/>=&lt;command&gt;, <text:alphabetical-index-mark-start text:id="IMark94915378463080"/>--bd-write-pre-command<text:alphabetical-index-mark-end text:id="IMark94915378463080"/>=&lt;command&gt;</text:p>
      <text:p text:style-name="Option_20_Start">Command to execute before CD/DVD/BD image is written.</text:p>
      <text:p text:style-name="Option_20_title"><text:alphabetical-index-mark-start text:id="IMark94915340765736"/>--cd-write-post-command<text:alphabetical-index-mark-end text:id="IMark94915340765736"/>=&lt;command&gt;, <text:alphabetical-index-mark-start text:id="IMark94915350364840"/>--dvd-write-post-command<text:alphabetical-index-mark-end text:id="IMark94915350364840"/>=&lt;command&gt;, <text:alphabetical-index-mark-start text:id="IMark94915349831448"/>--bd-write-post-command<text:alphabetical-index-mark-end text:id="IMark94915349831448"/>=&lt;command&gt;</text:p>
      <text:p text:style-name="Option_20_Start">Command to execute after CD/DVD/BD image is written.</text:p>
      <text:p text:style-name="Option_20_title"><text:alphabetical-index-mark-start text:id="IMark94915365337960"/>--cd-write-command<text:alphabetical-index-mark-end text:id="IMark94915365337960"/>=&lt;command&gt;, <text:alphabetical-index-mark-start text:id="IMark94915351057928"/>--dvd-write-command<text:alphabetical-index-mark-end text:id="IMark94915351057928"/>=&lt;command&gt;, <text:alphabetical-index-mark-start text:id="IMark94915378946984"/>--bd-write-command<text:alphabetical-index-mark-end text:id="IMark94915378946984"/>=&lt;command&gt;</text:p>
      <text:p text:style-name="Option_20_Start">Command to write on CD/DVD/BD.</text:p>
      <text:p text:style-name="P85"><text:soft-page-break/>Available macros: %device, %file, %image, %sectors, %number, %j, %j1.</text:p>
      <text:p text:style-name="P101"><text:span text:style-name="T132">Note:<text:tab/></text:span>%i is the number of available CPU cores, %j1 is the number of available CPU cores minus 1, but at least 1.</text:p>
      <text:p text:style-name="Option_20_title"><text:alphabetical-index-mark-start text:id="IMark94915348716648"/>--cd-write-image-command<text:alphabetical-index-mark-end text:id="IMark94915348716648"/>=&lt;command&gt;, <text:alphabetical-index-mark-start text:id="IMark94915352917976"/>--dvd-write-image-command<text:alphabetical-index-mark-end text:id="IMark94915352917976"/>=&lt;command&gt;, <text:alphabetical-index-mark-start text:id="IMark94915383009096"/>--bd-write-image-command<text:alphabetical-index-mark-end text:id="IMark94915383009096"/>=&lt;command&gt;</text:p>
      <text:p text:style-name="Option_20_Start">Command to write a CD/DVD/BD image.</text:p>
      <text:p text:style-name="P85">Available macros: %device, %file, %image, %sectors, %number, %j, %j1.</text:p>
      <text:p text:style-name="P101"><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915365000152"/>--device<text:alphabetical-index-mark-end text:id="IMark94915365000152"/>=&lt;device name&gt;</text:p>
      <text:p text:style-name="Option_20_Start">Specify default device name.</text:p>
      <text:p text:style-name="Option_20_title"><text:alphabetical-index-mark-start text:id="IMark94915350187448"/>--device-request-volume-command<text:alphabetical-index-mark-end text:id="IMark94915350187448"/>=&lt;command&gt;</text:p>
      <text:p text:style-name="Option_20_Start">Command to request new volume for device.</text:p>
      <text:p text:style-name="Option_20_title"><text:alphabetical-index-mark-start text:id="IMark94915384182776"/>--device-load-volume-command<text:alphabetical-index-mark-end text:id="IMark94915384182776"/>=&lt;command&gt;</text:p>
      <text:p text:style-name="Option_20_Start">Command to load volume for device.</text:p>
      <text:p text:style-name="Option_20_title"><text:alphabetical-index-mark-start text:id="IMark94915382586648"/>--device-unload-volume-command<text:alphabetical-index-mark-end text:id="IMark94915382586648"/>=&lt;command&gt;</text:p>
      <text:p text:style-name="Option_20_Start">Command to unload volume from device.</text:p>
      <text:p text:style-name="Option_20_title"><text:alphabetical-index-mark-start text:id="IMark94915382965944"/>--device-volume-size<text:alphabetical-index-mark-end text:id="IMark94915382965944"/>=&lt;size&gt;</text:p>
      <text:p text:style-name="P68">Device volume size.<text:bookmark text:name="__DdeLink__5570_1180582065"/></text:p>
      <text:p text:style-name="Option_20_title"><text:alphabetical-index-mark-start text:id="IMark94915365075512"/>--device-image-pre-command<text:alphabetical-index-mark-end text:id="IMark94915365075512"/>=&lt;command&gt;</text:p>
      <text:p text:style-name="Option_20_Start">Pre-process command to execute before creating a device image. This can be some arbitrary command which should always be executed before a new device image is created.</text:p>
      <text:p text:style-name="P85">Available macros: %device, %file, %image, %number, %j, %j1.</text:p>
      <text:p text:style-name="P101"><text:span text:style-name="T132">Note:<text:tab/></text:span>%i is the number of available CPU cores, %j1 is the number of available CPU cores minus 1, but at least 1.</text:p>
      <text:p text:style-name="Option_20_title"><text:alphabetical-index-mark-start text:id="IMark94915372011128"/>--device-image-post-command<text:alphabetical-index-mark-end text:id="IMark94915372011128"/>=&lt;command&gt;</text:p>
      <text:p text:style-name="Option_20_Start">Post-process command to execute after creating a device image. This can be some arbitrary command which should always be executed after a new device image is created.</text:p>
      <text:p text:style-name="P85">Available macros: %device, %file, %image, %number, %j, %j1.</text:p>
      <text:p text:style-name="P101"><text:span text:style-name="T132">Note:<text:tab/></text:span>%i is the number of available CPU cores, %j1 is the number of available CPU cores minus 1, but at least 1.</text:p>
      <text:p text:style-name="Option_20_title"><text:alphabetical-index-mark-start text:id="IMark94915380793016"/>--device-image-command<text:alphabetical-index-mark-end text:id="IMark94915380793016"/>=&lt;command&gt;</text:p>
      <text:p text:style-name="Option_20_Start">Command to create a device image.</text:p>
      <text:p text:style-name="P85"><text:soft-page-break/>Available macros: %device, %file, %image, %number, %j, %j1.</text:p>
      <text:p text:style-name="P101"><text:span text:style-name="T132">Note:<text:tab/></text:span>%i is the number of available CPU cores, %j1 is the number of available CPU cores minus 1, but at least 1.</text:p>
      <text:p text:style-name="Option_20_title"><text:alphabetical-index-mark-start text:id="IMark94915372152424"/>--device-ecc-pre-command<text:alphabetical-index-mark-end text:id="IMark9491537215242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915353014744"/>--device-ecc-post-command<text:alphabetical-index-mark-end text:id="IMark9491535301474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915364887960"/>--device-ecc-command<text:alphabetical-index-mark-end text:id="IMark94915364887960"/>=&lt;command&gt;</text:p>
      <text:p text:style-name="Option_20_Start">Command to added error correction codes (ecc) to a device image.</text:p>
      <text:p text:style-name="Option_20_Start">Note: Still not implemented!</text:p>
      <text:p text:style-name="Option_20_title"><text:alphabetical-index-mark-start text:id="IMark94915391729816"/>--device-blank-command<text:alphabetical-index-mark-end text:id="IMark94915391729816"/>=&lt;command&gt;</text:p>
      <text:p text:style-name="Option_20_Start">Command to blank a device medium before writing.</text:p>
      <text:p text:style-name="Option_20_title"><text:alphabetical-index-mark-start text:id="IMark94915350133208"/>--device-write-pre-command<text:alphabetical-index-mark-end text:id="IMark94915350133208"/>=&lt;command&gt;</text:p>
      <text:p text:style-name="Option_20_Start">Command to execute before device image is written.</text:p>
      <text:p text:style-name="P85">Available macros: %device, %file, %image, %number, %j, %j1.</text:p>
      <text:p text:style-name="P101"><text:span text:style-name="T132">Note:<text:tab/></text:span>%i is the number of available CPU cores, %j1 is the number of available CPU cores minus 1, but at least 1.</text:p>
      <text:p text:style-name="Option_20_title"><text:alphabetical-index-mark-start text:id="IMark94915364451640"/>--device-write-post-command<text:alphabetical-index-mark-end text:id="IMark94915364451640"/>=&lt;command&gt;</text:p>
      <text:p text:style-name="Option_20_Start">Command to execute after device image is written.</text:p>
      <text:p text:style-name="P85">Available macros: %device, %file, %image, %number, %j, %j1.</text:p>
      <text:p text:style-name="P101"><text:span text:style-name="T132">Note:<text:tab/></text:span>%i is the number of available CPU cores, %j1 is the number of available CPU cores minus 1, but at least 1.</text:p>
      <text:p text:style-name="Option_20_title"><text:alphabetical-index-mark-start text:id="IMark94915403874776"/>--device-write-command<text:alphabetical-index-mark-end text:id="IMark94915403874776"/>=&lt;command&gt;</text:p>
      <text:p text:style-name="Option_20_Start">Command to write a device image.</text:p>
      <text:p text:style-name="P85">Available macros: %device, %file, %image, %number, %j, %j1.</text:p>
      <text:p text:style-name="P101"><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915372325800"/>--directory-strip<text:alphabetical-index-mark-end text:id="IMark94915372325800"/>=&lt;n&gt;, <text:alphabetical-index-mark-start text:id="IMark94915352287480"/>-p<text:alphabetical-index-mark-end text:id="IMark94915352287480"/>=&lt;n&gt;</text:p>
      <text:p text:style-name="Option_20_Start">Strip specified number of directory levels from file names of restored files.</text:p>
      <text:p text:style-name="Option_20_title"><text:soft-page-break/><text:alphabetical-index-mark-start text:id="IMark94915372325800"/>--destination<text:alphabetical-index-mark-end text:id="IMark94915372325800"/>=&lt;path&gt;</text:p>
      <text:p text:style-name="Option_20_Start">Restore files into specified path.</text:p>
      <text:p text:style-name="Option_20_title"><text:alphabetical-index-mark-start text:id="IMark94915391711976"/>--owner<text:alphabetical-index-mark-end text:id="IMark94915391711976"/>=&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915403268056"/>--<text:span text:style-name="T168">permissions</text:span><text:alphabetical-index-mark-end text:id="IMark94915403268056"/><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915369466408"/>--daemon<text:alphabetical-index-mark-end text:id="IMark94915369466408"/></text:p>
      <text:p text:style-name="Option_20_Start">Run <text:span text:style-name="Name">BAR</text:span> in daemon mode (as a server).</text:p>
      <text:p text:style-name="Option_20_title"><text:alphabetical-index-mark-start text:id="IMark94915380793016"/>--no-detach<text:alphabetical-index-mark-end text:id="IMark94915380793016"/>, <text:alphabetical-index-mark-start text:id="IMark94915362155832"/>-D<text:alphabetical-index-mark-end text:id="IMark94915362155832"/></text:p>
      <text:p text:style-name="Option_20_Start">Do not detach process when running in daemon mode.</text:p>
      <text:p text:style-name="Option_20_title"><text:alphabetical-index-mark-start text:id="IMark94915369466408"/>--server-port<text:alphabetical-index-mark-end text:id="IMark94915369466408"/>=&lt;n&gt;<text:note text:id="ftn21" text:note-class="footnote"><text:note-citation>21</text:note-citation><text:note-body><text:p text:style-name="P56">Connections on the server port may also accept SSL encrypted connections.</text:p></text:note-body></text:note></text:p>
      <text:p text:style-name="Option_20_Start">Specify server port to use. Default is: 38523.</text:p>
      <text:p text:style-name="Option_20_title"><text:alphabetical-index-mark-start text:id="IMark94915351057928"/>--server-tls-port<text:alphabetical-index-mark-end text:id="IMark94915351057928"/>=&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915376772056"/>--server-ca-file<text:alphabetical-index-mark-end text:id="IMark94915376772056"/>=&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915382614392"/>--server-cert-file<text:alphabetical-index-mark-end text:id="IMark94915382614392"/>=&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915353785304"/>--server-key-file<text:alphabetical-index-mark-end text:id="IMark94915353785304"/>=&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915366173160"/>--server-password<text:alphabetical-index-mark-end text:id="IMark949153661731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915383079624"/>--<text:span text:style-name="T170">server-max-connections</text:span><text:alphabetical-index-mark-end text:id="IMark94915383079624"/><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915384232232"/>--<text:span text:style-name="T170">server-mode</text:span><text:alphabetical-index-mark-end text:id="IMark94915384232232"/><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915383183928"/>--jobs-directory<text:alphabetical-index-mark-end text:id="IMark94915383183928"/>=&lt;path name&gt;</text:p>
      <text:p text:style-name="Option_20_Start">Specify jobs directory. Default is: <text:span text:style-name="Filename"><text:span text:style-name="T16">/etc/bar/jobs</text:span></text:span>.</text:p>
      <text:p text:style-name="Option_20_title"><text:alphabetical-index-mark-start text:id="IMark94915347236920"/>--nice-level<text:alphabetical-index-mark-end text:id="IMark94915347236920"/>=&lt;n&gt;</text:p>
      <text:p text:style-name="Option_20_Start">Specify the nice-level the server should run. On Linux the nice level may be 0 (not nice) to 19 (very nice).</text:p>
      <text:p text:style-name="Option_20_title"><text:alphabetical-index-mark-start text:id="IMark94915349831448"/>--max-band-width<text:alphabetical-index-mark-end text:id="IMark9491534983144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975526435" text:style-name="L10">
        <text:list-item>
          <text:p text:style-name="P164"><text:bookmark-start text:name="__DdeLink__7433_664228686"/>year: four digit year</text:p>
        </text:list-item>
        <text:list-item>
          <text:p text:style-name="P164">month: 1..12 or names Jan, Feb, Mar, Apr, May, Jun, Jul, Aug, Sept, Oct, Nov, Dec</text:p>
        </text:list-item>
        <text:list-item>
          <text:p text:style-name="P164">day: 1..31</text:p>
        </text:list-item>
        <text:list-item>
          <text:p text:style-name="P164">week day names: Mon, Tue, Wed, Thu, Fri, Sat, Sun</text:p>
        </text:list-item>
        <text:list-item>
          <text:p text:style-name="P164">hour: 00..23</text:p>
        </text:list-item>
        <text:list-item>
          <text:p text:style-name="P16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915365381224"/>--remote-bar-executable<text:alphabetical-index-mark-end text:id="IMark9491536538122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915349863384"/>--index-database<text:alphabetical-index-mark-end text:id="IMark94915349863384"/>=&lt;file name&gt;</text:p>
      <text:p text:style-name="Option_20_Start">Specify the file name of the internal index database. Default is: <text:span text:style-name="Filename">/var/lib/bar/index.db</text:span>.</text:p>
      <text:p text:style-name="Option_20_title"><text:soft-page-break/><text:alphabetical-index-mark-start text:id="IMark94915364451640"/>--index-database-auto-update<text:alphabetical-index-mark-end text:id="IMark94915364451640"/></text:p>
      <text:p text:style-name="Option_20_Start">Enable automatically update index database with archives found on the file system or some remote server.</text:p>
      <text:p text:style-name="Option_20_title"><text:alphabetical-index-mark-start text:id="IMark94915403874776"/>--index-database-max-band-width<text:alphabetical-index-mark-end text:id="IMark9491540387477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1346792567116" text:continue-list="list10134717035318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915339428696"/>--index-database-keep-time<text:alphabetical-index-mark-end text:id="IMark949153394286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915343537608"/>--no-index-database<text:alphabetical-index-mark-end text:id="IMark94915343537608"/></text:p>
      <text:p text:style-name="Option_20_Start">Do not store index database for created archives.</text:p>
      <text:h text:style-name="P123" text:outline-level="3"><text:bookmark-start text:name="__RefHeading__10437_873480820"/><text:span text:style-name="T32">Continuous</text:span> database<text:bookmark-end text:name="__RefHeading__10437_873480820"/></text:h>
      <text:p text:style-name="Option_20_title"><text:alphabetical-index-mark-start text:id="IMark94915343537608"/>--<text:span text:style-name="T32">continuous-database</text:span><text:alphabetical-index-mark-end text:id="IMark94915343537608"/><text:span text:style-name="T32">=&lt;file name&gt;</text:span></text:p>
      <text:p text:style-name="P68">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915365818536"/><text:span text:style-name="T32">--continuous-max-size</text:span><text:alphabetical-index-mark-end text:id="IMark94915365818536"/><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915368571688"/><text:span text:style-name="T115">--continuous-min-time-delta</text:span><text:alphabetical-index-mark-end text:id="IMark94915368571688"/><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915376634344"/>--log<text:alphabetical-index-mark-end text:id="IMark9491537663434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915346622696"/>--log-file<text:alphabetical-index-mark-end text:id="IMark9491534662269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915378452344"/>--<text:span text:style-name="T163">log-format</text:span><text:alphabetical-index-mark-end text:id="IMark94915378452344"/><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ext:soft-page-break/>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915362082040"/>--log-post-command<text:alphabetical-index-mark-end text:id="IMark949153620820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915350187448"/>--config<text:alphabetical-index-mark-end text:id="IMark94915350187448"/>=&lt;file name&gt;</text:p>
      <text:p text:style-name="Option_20_Start">Read configuration from the specified file.</text:p>
      <text:p text:style-name="Option_20_title"><text:alphabetical-index-mark-start text:id="IMark94915353320696"/>--tmp-directory<text:alphabetical-index-mark-end text:id="IMark94915353320696"/>=&lt;path&gt;</text:p>
      <text:p text:style-name="Option_20_Start">Use the specified directory for temporary files.</text:p>
      <text:p text:style-name="Option_20_title"><text:alphabetical-index-mark-start text:id="IMark94915382826888"/>--max-tmp-size<text:alphabetical-index-mark-end text:id="IMark94915382826888"/>=&lt;size&gt;</text:p>
      <text:p text:style-name="P68">Use max. specified size for temporary files. If the space is occupied pause creating new <text:span text:style-name="T87">storage </text:span>files.</text:p>
      <text:p text:style-name="Option_20_note">Note: only temporary storage files are taken into account!</text:p>
      <text:p text:style-name="P48"><text:alphabetical-index-mark-start text:id="IMark94915380793016"/>--max-storage-size<text:alphabetical-index-mark-end text:id="IMark94915380793016"/>=&lt;size&gt;</text:p>
      <text:p text:style-name="Option_20_Start">Specify the max. size in bytes to use for storage. <text:span text:style-name="T165">If the storage size is exceeded older archives are deleted.</text:span></text:p>
      <text:p text:style-name="Option_20_title"><text:alphabetical-index-mark-start text:id="IMark94915369136888"/>--<text:span text:style-name="T167">max-threads</text:span><text:alphabetical-index-mark-end text:id="IMark94915369136888"/><text:span text:style-name="T167">=&lt;n&gt;</text:span></text:p>
      <text:p text:style-name="Option_20_Start">Max. number of threads for compress/decompress and encrypt/decrypt entries. Default is number <text:soft-page-break/>of available CPU cores.</text:p>
      <text:p text:style-name="Option_20_title"><text:alphabetical-index-mark-start text:id="IMark94915351057928"/>--directory<text:alphabetical-index-mark-end text:id="IMark94915351057928"/>=&lt;path&gt;, <text:alphabetical-index-mark-start text:id="IMark94915350364840"/>-C<text:alphabetical-index-mark-end text:id="IMark94915350364840"/>=&lt;path&gt;</text:p>
      <text:p text:style-name="Option_20_Start">Change to directory.</text:p>
      <text:p text:style-name="P45"><text:alphabetical-index-mark-start text:id="IMark94915362973864"/>--jobs-directory<text:alphabetical-index-mark-end text:id="IMark94915362973864"/>=&lt;path name&gt;</text:p>
      <text:p text:style-name="P75">Specify jobs directory. Default is: <text:span text:style-name="Filename"><text:span text:style-name="T16">/etc/bar/jobs</text:span></text:span>.</text:p>
      <text:p text:style-name="P45"><text:alphabetical-index-mark-start text:id="IMark94915382614392"/>--<text:span text:style-name="T109">incremental-data</text:span>-directory<text:alphabetical-index-mark-end text:id="IMark94915382614392"/>=&lt;path name&gt;</text:p>
      <text:p text:style-name="P75">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49"><text:alphabetical-index-mark-start text:id="IMark94915376634344"/>--mount<text:alphabetical-index-mark-end text:id="IMark94915376634344"/>=&lt;mount point&gt;[,yes|no]</text:p>
      <text:p text:style-name="P92"><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915381778792"/>--pid-file<text:alphabetical-index-mark-end text:id="IMark9491538177879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915383079624"/>--<text:span text:style-name="T83">pairing-master-file</text:span><text:alphabetical-index-mark-end text:id="IMark94915383079624"/><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915360696088"/>--<text:span text:style-name="T168">pattern-type</text:span><text:alphabetical-index-mark-end text:id="IMark94915360696088"/><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915360085896"/>--group<text:alphabetical-index-mark-end text:id="IMark94915360085896"/>, <text:alphabetical-index-mark-start text:id="IMark94915339428696"/>-g<text:alphabetical-index-mark-end text:id="IMark94915339428696"/></text:p>
      <text:p text:style-name="Option_20_Start">Group files when listing archive content. </text:p>
      <text:p text:style-name="Option_20_title"><text:alphabetical-index-mark-start text:id="IMark94915382826888"/>--all<text:alphabetical-index-mark-end text:id="IMark94915382826888"/></text:p>
      <text:p text:style-name="Option_20_Start">Show all files, not only the newest version of a file when listing archive content.</text:p>
      <text:p text:style-name="Option_20_title"><text:alphabetical-index-mark-start text:id="IMark94915378946984"/>--long-format<text:alphabetical-index-mark-end text:id="IMark94915378946984"/>, <text:alphabetical-index-mark-start text:id="IMark94915375689896"/>-L<text:alphabetical-index-mark-end text:id="IMark94915375689896"/></text:p>
      <text:p text:style-name="Option_20_Start">Use long output format when listing archive content.</text:p>
      <text:p text:style-name="Option_20_title"><text:alphabetical-index-mark-start text:id="IMark94915383593800"/>--human-format<text:alphabetical-index-mark-end text:id="IMark94915383593800"/>, <text:alphabetical-index-mark-start text:id="IMark94915361440216"/>-H<text:alphabetical-index-mark-end text:id="IMark94915361440216"/></text:p>
      <text:p text:style-name="Option_20_Start">Print sizes in human readable format (number and unit) instead of bytes.</text:p>
      <text:p text:style-name="Option_20_title"><text:alphabetical-index-mark-start text:id="IMark94915362155832"/>--numeric-uid-gid<text:alphabetical-index-mark-end text:id="IMark94915362155832"/></text:p>
      <text:p text:style-name="Option_20_Start">Print user/group ids as numbers instead resolved names.</text:p>
      <text:p text:style-name="Option_20_title"><text:alphabetical-index-mark-start text:id="IMark94915383009096"/>--numeric-permission<text:alphabetical-index-mark-end text:id="IMark94915383009096"/></text:p>
      <text:p text:style-name="Option_20_Start">Print file/directory permissions as octal numbers instead of permission text flags.</text:p>
      <text:p text:style-name="Option_20_title"><text:soft-page-break/><text:alphabetical-index-mark-start text:id="IMark94915362155832"/>--no-header-footer<text:alphabetical-index-mark-end text:id="IMark94915362155832"/></text:p>
      <text:p text:style-name="Option_20_Start">Suppress output of header/footer when listing archive content.</text:p>
      <text:p text:style-name="Option_20_title"><text:alphabetical-index-mark-start text:id="IMark94915364542680"/>--delete-old-archive-files<text:alphabetical-index-mark-end text:id="IMark94915364542680"/></text:p>
      <text:p text:style-name="Option_20_Start">Delete all old archive files after creating new archive files.</text:p>
      <text:p text:style-name="Option_20_title"><text:alphabetical-index-mark-start text:id="IMark94915365490648"/>--ignore-no-backup-file<text:alphabetical-index-mark-end text:id="IMark94915365490648"/></text:p>
      <text:p text:style-name="Option_20_Start">Ignore <text:span text:style-name="Filename">.nobackup</text:span>/<text:span text:style-name="Filename">.NOBACKUP</text:span> file and store directories containing this file, too.</text:p>
      <text:p text:style-name="Option_20_title"><text:alphabetical-index-mark-start text:id="IMark94915365337960"/>--ignore-no-dump<text:alphabetical-index-mark-end text:id="IMark949153653379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915348560744"/>--skip-unreadable <text:alphabetical-index-mark-end text:id="IMark94915348560744"/></text:p>
      <text:p text:style-name="Option_20_Start">Skip unreadable files instead of reporting an error.</text:p>
      <text:p text:style-name="Option_20_title"><text:alphabetical-index-mark-start text:id="IMark94915384346904"/>--force-delta-compression<text:alphabetical-index-mark-end text:id="IMark94915384346904"/></text:p>
      <text:p text:style-name="Option_20_Start">Enable forced delta compression. If no delta compression can be used an error is reported instead of a warning only.</text:p>
      <text:p text:style-name="Option_20_title"><text:alphabetical-index-mark-start text:id="IMark94915348716648"/>--raw-images<text:alphabetical-index-mark-end text:id="IMark9491534871664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915348716648"/>--no-fragments-check<text:alphabetical-index-mark-end text:id="IMark94915348716648"/></text:p>
      <text:p text:style-name="Option_20_Start">Do not check if a fragmented file is complete.</text:p>
      <text:p text:style-name="Option_20_title"><text:alphabetical-index-mark-start text:id="IMark94915348560744"/>--archive-file-mode<text:alphabetical-index-mark-end text:id="IMark9491534856074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915341579720"/>--overwrite-archive-files<text:alphabetical-index-mark-end text:id="IMark94915341579720"/>, <text:alphabetical-index-mark-start text:id="IMark94915313364024"/>-o<text:alphabetical-index-mark-end text:id="IMark94915313364024"/></text:p>
      <text:p text:style-name="P90">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alphabetical-index-mark-start text:id="IMark94915376634344"/>--<text:span text:style-name="T169">restore-entry-mode</text:span><text:alphabetical-index-mark-end text:id="IMark94915376634344"/><text:span text:style-name="T169">=stop|rename|overwrite</text:span></text:p>
      <text:p text:style-name="P91">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915383183928"/>--overwrite-files<text:alphabetical-index-mark-end text:id="IMark94915383183928"/></text:p>
      <text:p text:style-name="Option_20_Start">Overwrite existing files when restoring files instead of reporting an error.</text:p>
      <text:p text:style-name="Option_20_title"><text:soft-page-break/><text:alphabetical-index-mark-start text:id="IMark94915353320696"/>--wait-first-volume<text:alphabetical-index-mark-end text:id="IMark9491535332069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915335173032"/>--dry-run<text:alphabetical-index-mark-end text:id="IMark949153351730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915369506776"/>--no-storage<text:alphabetical-index-mark-end text:id="IMark949153695067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915339428696"/>--no-bar-on-medium<text:alphabetical-index-mark-end text:id="IMark9491533942869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0"><text:alphabetical-index-mark-start text:id="IMark94915352912344"/>--no-stop-on-error<text:alphabetical-index-mark-end text:id="IMark94915352912344"/></text:p>
      <text:p text:style-name="Option_20_Start">Do not store operation when an error oc<text:span text:style-name="T110">c</text:span>ur. Try to continue with remaining restore.</text:p>
      <text:p text:style-name="Option_20_title"><text:alphabetical-index-mark-start text:id="IMark94915364956072"/>--no-stop-on-attribute-error<text:alphabetical-index-mark-end text:id="IMark94915364956072"/></text:p>
      <text:p text:style-name="P76">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915364956072"/>--no-default-config<text:alphabetical-index-mark-end text:id="IMark94915364956072"/></text:p>
      <text:p text:style-name="Option_20_Start">Do not read personal configuration file <text:span text:style-name="Filename"><text:span text:style-name="T16">~/.bar/bar.cfg</text:span></text:span><text:span text:style-name="T1">.</text:span></text:p>
      <text:p text:style-name="Option_20_title"><text:alphabetical-index-mark-start text:id="IMark94915382826888"/><text:span text:style-name="T1">--volume-size</text:span><text:alphabetical-index-mark-end text:id="IMark94915382826888"/><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915365818536"/>--ecc<text:alphabetical-index-mark-end text:id="IMark94915365818536"/></text:p>
      <text:p text:style-name="Option_20_Start">Enable generation of error correction codes when creating CD/DVD/BD or device images. For CDs/DVDs/BDs the external tool <text:span text:style-name="T1">dvdisaster</text:span><text:span text:style-name="T5"> is required.</text:span></text:p>
      <text:p text:style-name="P42"><text:alphabetical-index-mark-start text:id="IMark94915352917976"/>--always-create-image<text:alphabetical-index-mark-end text:id="IMark94915352917976"/></text:p>
      <text:p text:style-name="Option_20_Start">Enable always generate an image file for CDs/DVDs/BDs or devices. Usually image files are only generated when error correction codes should be added.</text:p>
      <text:p text:style-name="P44"><text:alphabetical-index-mark-start text:id="IMark94915351057928"/>--blank<text:alphabetical-index-mark-end text:id="IMark94915351057928"/></text:p>
      <text:p text:style-name="Option_20_Start">Blank CD/DVD/BD medium before writing.</text:p>
      <text:p text:style-name="Option_20_title"><text:soft-page-break/><text:alphabetical-index-mark-start text:id="IMark94915352917976"/><text:alphabetical-index-mark-start text:id="IMark94915364542680"/>--quiet<text:alphabetical-index-mark-end text:id="IMark94915364542680"/><text:alphabetical-index-mark-end text:id="IMark94915352917976"/></text:p>
      <text:p text:style-name="Option_20_Start">Be quiet and suppress any output.</text:p>
      <text:p text:style-name="Option_20_title"><text:alphabetical-index-mark-start text:id="IMark94915365818536"/>--verbose<text:alphabetical-index-mark-end text:id="IMark94915365818536"/>=&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93">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915384232232"/>--version<text:alphabetical-index-mark-end text:id="IMark94915384232232"/></text:p>
      <text:p text:style-name="Option_20_Start">Output version of <text:span text:style-name="Name">BAR</text:span>.</text:p>
      <text:p text:style-name="Option_20_title"><text:alphabetical-index-mark-start text:id="IMark94915384391160"/>--help<text:alphabetical-index-mark-end text:id="IMark94915384391160"/>, <text:alphabetical-index-mark-start text:id="IMark94915364451640"/>-h<text:alphabetical-index-mark-end text:id="IMark94915364451640"/></text:p>
      <text:p text:style-name="Option_20_Start">Output help to options.</text:p>
      <text:p text:style-name="Option_20_title"><text:alphabetical-index-mark-start text:id="IMark94915384232232"/>--xhelp<text:alphabetical-index-mark-end text:id="IMark94915384232232"/></text:p>
      <text:p text:style-name="Option_20_Start">Output help to extended options.</text:p>
      <text:p text:style-name="Option_20_title"><text:alphabetical-index-mark-start text:id="IMark94915369344024"/>--help-internal<text:alphabetical-index-mark-end text:id="IMark9491536934402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915376634344"/>UUID<text:alphabetical-index-mark-end text:id="IMark94915376634344"/>=&lt;uuid&gt;</text:p>
      <text:p text:style-name="Option_20_Start">An unique universal identifier for the job. The UUID is created once when the job is created.</text:p>
      <text:p text:style-name="Option_20_title"><text:alphabetical-index-mark-start text:id="IMark94915371900792"/>archive-name<text:alphabetical-index-mark-end text:id="IMark94915371900792"/>=&lt;name&gt;</text:p>
      <text:p text:style-name="Option_20_Start">Specify the archive name. Usually this configuration entry is only found in job files.</text:p>
      <text:p text:style-name="Option_20_title"><text:alphabetical-index-mark-start text:id="IMark94915339428696"/>archive-type<text:alphabetical-index-mark-end text:id="IMark94915339428696"/>=normal|full|incremental|differential</text:p>
      <text:p text:style-name="Option_20_Start">Specify the archive type to create. Usually this configuration entry is only found in job files.</text:p>
      <text:p text:style-name="Option_20_title"><text:alphabetical-index-mark-start text:id="IMark94915364956072"/>crypt-password-mode<text:alphabetical-index-mark-end text:id="IMark94915364956072"/>=default|ask|config</text:p>
      <text:p text:style-name="Option_20_Start">Specify the password mode. Usually this configuration entry is only found in job files.</text:p>
      <text:p text:style-name="Option_20_title"><text:alphabetical-index-mark-start text:id="IMark94915343660888"/>include-file<text:alphabetical-index-mark-end text:id="IMark94915343660888"/>=&lt;pattern&gt;</text:p>
      <text:p text:style-name="Option_20_Start">Include matching entries into the created archive.</text:p>
      <text:p text:style-name="Option_20_title"><text:alphabetical-index-mark-start text:id="IMark94915380793016"/>include-file-list<text:alphabetical-index-mark-end text:id="IMark94915380793016"/>=&lt;file name&gt;</text:p>
      <text:p text:style-name="P77">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915365490648"/>include-file-command<text:alphabetical-index-mark-end text:id="IMark949153654906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915404142168"/>include-image<text:alphabetical-index-mark-end text:id="IMark94915404142168"/>=&lt;pattern&gt;</text:p>
      <text:p text:style-name="Option_20_Start">Include matching devices as disk images into the created archive.</text:p>
      <text:p text:style-name="Option_20_title"><text:alphabetical-index-mark-start text:id="IMark94915381778792"/>include-<text:span text:style-name="T116">image</text:span>-list<text:alphabetical-index-mark-end text:id="IMark94915381778792"/>=&lt;file name&gt;</text:p>
      <text:p text:style-name="P78">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915365000152"/>include-image-command<text:alphabetical-index-mark-end text:id="IMark949153650001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915325647304"/>exclude<text:alphabetical-index-mark-end text:id="IMark9491532564730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915376396760"/><text:span text:style-name="T116">exclude</text:span>-list<text:alphabetical-index-mark-end text:id="IMark94915376396760"/>=&lt;file name&gt;</text:p>
      <text:p text:style-name="P78">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915384356600"/>exclude-command<text:alphabetical-index-mark-end text:id="IMark9491538435660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01346839188088" text:continue-list="list1975526435" text:style-name="L10">
        <text:list-item>
          <text:p text:style-name="P138">month names: Jan, Feb, Mar, Apr, May, Jun, Jul, Aug, Sept, Oct, Nov, Dec</text:p>
        </text:list-item>
        <text:list-item>
          <text:p text:style-name="P13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9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915384232232"/><text:alphabetical-index-mark-start text:id="IMark94915382965944"/>--port<text:alphabetical-index-mark-end text:id="IMark94915382965944"/><text:alphabetical-index-mark-end text:id="IMark94915384232232"/>=&lt;n&gt;, <text:alphabetical-index-mark-start text:id="IMark94915353320696"/><text:alphabetical-index-mark-start text:id="IMark94915377776600"/>-p<text:alphabetical-index-mark-end text:id="IMark94915377776600"/><text:alphabetical-index-mark-end text:id="IMark94915353320696"/>=&lt;n&gt;<text:note text:id="ftn22" text:note-class="footnote"><text:note-citation>22</text:note-citation><text:note-body><text:p text:style-name="P57">A SSL encrypted connection may also be established on the plain server port.</text:p></text:note-body></text:note></text:p>
      <text:p text:style-name="Option_20_Start">Server port. Default is:: 38523.</text:p>
      <text:p text:style-name="Option_20_title"><text:soft-page-break/><text:alphabetical-index-mark-start text:id="IMark94915391734360"/><text:alphabetical-index-mark-start text:id="IMark94915376396760"/>--tls-port<text:alphabetical-index-mark-end text:id="IMark94915376396760"/><text:alphabetical-index-mark-end text:id="IMark94915391734360"/>=&lt;n&gt;</text:p>
      <text:p text:style-name="Option_20_Start">TLS server port. Default is: 38524.</text:p>
      <text:p text:style-name="Option_20_title"><text:alphabetical-index-mark-start text:id="IMark94915384182776"/>--password<text:alphabetical-index-mark-end text:id="IMark9491538418277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915335173032"/>--login-dialog<text:alphabetical-index-mark-end text:id="IMark94915335173032"/></text:p>
      <text:p text:style-name="Option_20_Start">Force to open the login dialog.</text:p>
      <text:p text:style-name="Option_20_title"><text:alphabetical-index-mark-start text:id="IMark94915347236920"/><text:span text:style-name="T126">--ca-file</text:span><text:alphabetical-index-mark-end text:id="IMark94915347236920"/><text:span text:style-name="T126">=&lt;file name&gt;</text:span></text:p>
      <text:p text:style-name="P83"><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915368571688"/><text:span text:style-name="T126">--cert-file</text:span><text:alphabetical-index-mark-end text:id="IMark94915368571688"/><text:span text:style-name="T126">=&lt;file name&gt;</text:span></text:p>
      <text:p text:style-name="P84"><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915371846232"/><text:alphabetical-index-mark-start text:id="IMark94915365381224"/>--key-file<text:alphabetical-index-mark-end text:id="IMark94915365381224"/><text:alphabetical-index-mark-end text:id="IMark94915371846232"/>=&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915353785304"/><text:span text:style-name="Filename"><text:span text:style-name="T5">--</text:span></text:span><text:span text:style-name="Filename"><text:span text:style-name="T10">force-ssl</text:span></text:span><text:alphabetical-index-mark-end text:id="IMark94915353785304"/></text:p>
      <text:p text:style-name="Option_20_Start"><text:span text:style-name="Filename"><text:span text:style-name="T74">Force SSL connection</text:span></text:span></text:p>
      <text:p text:style-name="Option_20_title"><text:alphabetical-index-mark-start text:id="IMark94915378452344"/>--select-job<text:alphabetical-index-mark-end text:id="IMark94915378452344"/>=&lt;name&gt;</text:p>
      <text:p text:style-name="Option_20_Start">Select a job in the status tab.</text:p>
      <text:p text:style-name="Option_20_title"><text:alphabetical-index-mark-start text:id="IMark94915362082040"/><text:alphabetical-index-mark-start text:id="IMark94915383079624"/>--job<text:alphabetical-index-mark-end text:id="IMark94915383079624"/><text:alphabetical-index-mark-end text:id="IMark94915362082040"/>=&lt;name&gt;, <text:alphabetical-index-mark-start text:id="IMark94915346684616"/><text:alphabetical-index-mark-start text:id="IMark94915371900792"/>-j<text:alphabetical-index-mark-end text:id="IMark94915371900792"/><text:alphabetical-index-mark-end text:id="IMark94915346684616"/>=&lt;name&gt;</text:p>
      <text:p text:style-name="P69">Start execution of job &lt;name&gt; and terminate <text:span text:style-name="Command"><text:span text:style-name="T34">BARC</text:span></text:span><text:span text:style-name="Command">ontrol</text:span>.</text:p>
      <text:p text:style-name="Option_20_title"><text:alphabetical-index-mark-start text:id="IMark94915383717464"/>--archive-type<text:alphabetical-index-mark-end text:id="IMark94915383717464"/>=&lt;mode&gt;</text:p>
      <text:p text:style-name="Option_20_Start">Set job mode: normal, full, incremental, differential. Default is: normal.</text:p>
      <text:p text:style-name="Option_20_title"><text:alphabetical-index-mark-start text:id="IMark94915376396760"/><text:alphabetical-index-mark-start text:id="IMark94915391734360"/>--abort<text:alphabetical-index-mark-end text:id="IMark94915391734360"/><text:alphabetical-index-mark-end text:id="IMark94915376396760"/>=&lt;name&gt;</text:p>
      <text:p text:style-name="P69">Abort execution of job &lt;name&gt; and terminate <text:span text:style-name="Command"><text:span text:style-name="T34">BARC</text:span></text:span><text:span text:style-name="Command">ontrol</text:span>.</text:p>
      <text:p text:style-name="Option_20_title"><text:alphabetical-index-mark-start text:id="IMark94915383183928"/>--ping<text:alphabetical-index-mark-end text:id="IMark94915383183928"/>, <text:alphabetical-index-mark-start text:id="IMark94915340879832"/>-i<text:alphabetical-index-mark-end text:id="IMark94915340879832"/></text:p>
      <text:p text:style-name="P69">Check connection to server and terminate <text:span text:style-name="Command"><text:span text:style-name="T34">BARC</text:span></text:span><text:span text:style-name="Command">ontrol</text:span>.</text:p>
      <text:p text:style-name="P47"><text:alphabetical-index-mark-start text:id="IMark94915384182776"/>--pause<text:alphabetical-index-mark-end text:id="IMark94915384182776"/>=&lt;n&gt;, <text:alphabetical-index-mark-start text:id="IMark94915339428696"/>-t<text:alphabetical-index-mark-end text:id="IMark94915339428696"/>=&lt;n&gt;</text:p>
      <text:p text:style-name="P84">Pause job execution for &lt;n&gt; seconds and terminate <text:span text:style-name="Command"><text:span text:style-name="T34">BARC</text:span></text:span><text:span text:style-name="Command">ontrol</text:span>.</text:p>
      <text:p text:style-name="Option_20_title"><text:alphabetical-index-mark-start text:id="IMark94915384356600"/>--suspend<text:alphabetical-index-mark-end text:id="IMark94915384356600"/>, <text:alphabetical-index-mark-start text:id="IMark94915384182776"/>-s<text:alphabetical-index-mark-end text:id="IMark94915384182776"/></text:p>
      <text:p text:style-name="P69">Suspend job execution and terminate <text:span text:style-name="Command"><text:span text:style-name="T34">BARC</text:span></text:span><text:span text:style-name="Command">ontrol</text:span>.</text:p>
      <text:p text:style-name="Option_20_title"><text:soft-page-break/><text:alphabetical-index-mark-start text:id="IMark94915343660888"/>--continue<text:alphabetical-index-mark-end text:id="IMark94915343660888"/>, <text:alphabetical-index-mark-start text:id="IMark94915343537608"/>-c<text:alphabetical-index-mark-end text:id="IMark94915343537608"/></text:p>
      <text:p text:style-name="P69">Continue job execution and terminate <text:span text:style-name="Command"><text:span text:style-name="T34">BARC</text:span></text:span><text:span text:style-name="Command">ontrol</text:span>.</text:p>
      <text:p text:style-name="Option_20_title"><text:alphabetical-index-mark-start text:id="IMark94915350364840"/>--list<text:alphabetical-index-mark-end text:id="IMark94915350364840"/>, <text:alphabetical-index-mark-start text:id="IMark94915343660888"/>-l<text:alphabetical-index-mark-end text:id="IMark94915343660888"/></text:p>
      <text:p text:style-name="P69">List jobs and terminate <text:span text:style-name="Command"><text:span text:style-name="T34">BARC</text:span></text:span><text:span text:style-name="Command">ontrol</text:span>.</text:p>
      <text:p text:style-name="P43"><text:alphabetical-index-mark-start text:id="IMark94915353901560"/>--index-database-add<text:alphabetical-index-mark-end text:id="IMark94915353901560"/>=<text:span text:style-name="T35">&lt;pattern&gt;</text:span></text:p>
      <text:p text:style-name="P70">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43"><text:alphabetical-index-mark-start text:id="IMark94915348560744"/>--index-database-remove<text:alphabetical-index-mark-end text:id="IMark94915348560744"/>=<text:span text:style-name="T35">&lt;pattern&gt;</text:span></text:p>
      <text:p text:style-name="P70">Remove storage archive from <text:span text:style-name="T35">the </text:span>index database and terminate <text:span text:style-name="Command"><text:span text:style-name="T34">BARC</text:span></text:span><text:span text:style-name="Command">ontrol</text:span>.</text:p>
      <text:p text:style-name="P43"><text:alphabetical-index-mark-start text:id="IMark94915350133208"/>--<text:span text:style-name="T35">index-database-refresh</text:span><text:alphabetical-index-mark-end text:id="IMark94915350133208"/><text:span text:style-name="T35">=&lt;pattern&gt;</text:span></text:p>
      <text:p text:style-name="P71">Refresh storage archives in the index database and terminate <text:span text:style-name="Command"><text:span text:style-name="T34">BARC</text:span></text:span><text:span text:style-name="Command">ontrol</text:span>.</text:p>
      <text:p text:style-name="P43"><text:alphabetical-index-mark-start text:id="IMark94915372325800"/>--<text:span text:style-name="T74">index-database-entities-list</text:span><text:alphabetical-index-mark-end text:id="IMark94915372325800"/><text:span text:style-name="T74">=&lt;name&gt;, </text:span><text:alphabetical-index-mark-start text:id="IMark94915371900792"/><text:span text:style-name="T74">-n</text:span><text:alphabetical-index-mark-end text:id="IMark94915371900792"/><text:span text:style-name="T74">=&lt;name&gt;</text:span></text:p>
      <text:p text:style-name="P72">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43"><text:alphabetical-index-mark-start text:id="IMark94915381778792"/>--index-database-storage<text:span text:style-name="T74">s</text:span>-list<text:alphabetical-index-mark-end text:id="IMark94915381778792"/>=&lt;<text:span text:style-name="T35">name</text:span>&gt;, <text:alphabetical-index-mark-start text:id="IMark94915313369144"/>-<text:span text:style-name="T35">a</text:span><text:alphabetical-index-mark-end text:id="IMark94915313369144"/><text:span text:style-name="T35">=&lt;names&gt;</text:span></text:p>
      <text:p text:style-name="P70">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43"><text:alphabetical-index-mark-start text:id="IMark94915376396760"/>--index-database-entries-list<text:alphabetical-index-mark-end text:id="IMark94915376396760"/>=&lt;pattern&gt;, <text:alphabetical-index-mark-start text:id="IMark94915350187448"/>-<text:span text:style-name="T35">e</text:span><text:alphabetical-index-mark-end text:id="IMark94915350187448"/><text:span text:style-name="T35">=&lt;name&gt;</text:span></text:p>
      <text:p text:style-name="P70">List index entries which match to <text:span text:style-name="T35">the names</text:span> &lt;<text:span text:style-name="T35">name</text:span>&gt; and terminate <text:span text:style-name="Command"><text:span text:style-name="T34">BARC</text:span></text:span><text:span text:style-name="Command">ontrol</text:span>.</text:p>
      <text:p text:style-name="Option_20_title"><text:alphabetical-index-mark-start text:id="IMark94915391085512"/>--restore<text:alphabetical-index-mark-end text:id="IMark94915391085512"/>=&lt;name&gt;</text:p>
      <text:p text:style-name="Option_20_Start">Restore storage with name &lt;name&gt;</text:p>
      <text:p text:style-name="Option_20_title"><text:alphabetical-index-mark-start text:id="IMark94915350182072"/>--destination<text:alphabetical-index-mark-end text:id="IMark94915350182072"/>=&lt;directory&gt;</text:p>
      <text:p text:style-name="Option_20_Start">Selected destination directory for restore.</text:p>
      <text:p text:style-name="Option_20_title"><text:alphabetical-index-mark-start text:id="IMark94915349863384"/>--overwrite-entries<text:alphabetical-index-mark-end text:id="IMark94915349863384"/></text:p>
      <text:p text:style-name="Option_20_Start">Enable overwrite existing entries on restore.</text:p>
      <text:p text:style-name="Option_20_title"><text:alphabetical-index-mark-start text:id="IMark94915347663704"/><text:span text:style-name="T127">--role</text:span><text:alphabetical-index-mark-end text:id="IMark94915347663704"/><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915365490648"/>--version<text:alphabetical-index-mark-end text:id="IMark94915365490648"/></text:p>
      <text:p text:style-name="P69">Output version of <text:span text:style-name="Command"><text:span text:style-name="T34">BARC</text:span></text:span><text:span text:style-name="Command">ontrol</text:span>.</text:p>
      <text:p text:style-name="Option_20_title"><text:alphabetical-index-mark-start text:id="IMark94915364887960"/>--help<text:alphabetical-index-mark-end text:id="IMark94915364887960"/>, <text:alphabetical-index-mark-start text:id="IMark94915378848728"/>-h<text:alphabetical-index-mark-end text:id="IMark949153788487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915353014744"/>pause-create<text:alphabetical-index-mark-end text:id="IMark94915353014744"/>=yes|no</text:p>
      <text:p text:style-name="Configuration">Pause creating new archive files when pause-button is pressed.</text:p>
      <text:p text:style-name="Configuration_20_title"><text:alphabetical-index-mark-start text:id="IMark94915313364024"/>pause-storage<text:alphabetical-index-mark-end text:id="IMark94915313364024"/>=yes|no</text:p>
      <text:p text:style-name="Configuration">Pause storage of archive files when pause-button is pressed.</text:p>
      <text:p text:style-name="Configuration_20_title"><text:alphabetical-index-mark-start text:id="IMark94915346684616"/>pause-restore<text:alphabetical-index-mark-end text:id="IMark94915346684616"/>=yes|no</text:p>
      <text:p text:style-name="Configuration">Pause restoring archive files when pause-button is pressed.</text:p>
      <text:p text:style-name="Configuration_20_title"><text:alphabetical-index-mark-start text:id="IMark94915372325800"/>pause-index-database-update<text:alphabetical-index-mark-end text:id="IMark94915372325800"/>=yes|no</text:p>
      <text:p text:style-name="Configuration">Pause automatic update index database when pause-button is pressed.</text:p>
      <text:p text:style-name="Configuration_20_title"><text:alphabetical-index-mark-start text:id="IMark94915353320696"/>server<text:alphabetical-index-mark-end text:id="IMark94915353320696"/>=&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915378452344"/>server-ca-file<text:alphabetical-index-mark-end text:id="IMark94915378452344"/>=&lt;filename&gt;</text:p>
      <text:p text:style-name="P111">BAR server certify authority key file name.</text:p>
      <text:p text:style-name="Configuration_20_title"><text:alphabetical-index-mark-start text:id="IMark94915339428696"/>server-cert-file<text:alphabetical-index-mark-end text:id="IMark94915339428696"/>=&lt;filename&gt;</text:p>
      <text:p text:style-name="P111">BAR server certificate key file name.</text:p>
      <text:p text:style-name="Configuration_20_title"><text:alphabetical-index-mark-start text:id="IMark94915383183928"/>server-key-file<text:alphabetical-index-mark-end text:id="IMark94915383183928"/>=&lt;filename&gt;</text:p>
      <text:p text:style-name="P111">BAR server key file name.</text:p>
      <text:p text:style-name="P112"><text:alphabetical-index-mark-start text:id="IMark94915391085512"/>force-ssl<text:alphabetical-index-mark-end text:id="IMark94915391085512"/>=yes|no</text:p>
      <text:p text:style-name="Configuration">Force TLS protected connection to BAR server.</text:p>
      <text:p text:style-name="P112"><text:alphabetical-index-mark-start text:id="IMark94915350182072"/>role<text:alphabetical-index-mark-end text:id="IMark949153501820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05">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915391711976"/><text:span text:style-name="T1">chunks</text:span><text:alphabetical-index-mark-end text:id="IMark9491539171197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3446850679" text:style-name="L11">
        <text:list-item>
          <text:p text:style-name="P184">id (4 characters)</text:p>
        </text:list-item>
      </text:list>
      <text:list xml:id="list101345571929920" text:continue-list="list101346792567116" text:style-name="List_20_1">
        <text:list-item>
          <text:p text:style-name="List_20_1">size (uint64)</text:p>
        </text:list-item>
      </text:list>
      <text:list xml:id="list101346200471637" text:continue-list="list3446850679" text:style-name="L11">
        <text:list-item>
          <text:p text:style-name="P17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1">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96">Configuration 0.21:</text:p>
      <text:p text:style-name="P96"><text:s text:c="2"/>Host <text:s text:c="13"/>: x86_64-unknown-linux-gnu</text:p>
      <text:p text:style-name="P96"><text:s text:c="2"/>Dynamic linked <text:s text:c="3"/>: no</text:p>
      <text:p text:style-name="P96"><text:s text:c="2"/>SQLite <text:s text:c="11"/>: yes (3.21.0)</text:p>
      <text:p text:style-name="P96"><text:s text:c="2"/>zip compression <text:s text:c="2"/>: yes (1.2.11)</text:p>
      <text:p text:style-name="P96"><text:s text:c="2"/>bzip2 compression : yes (1.0.6, 6-Sept-2010)</text:p>
      <text:p text:style-name="P96"><text:s text:c="2"/>lzma compression <text:s/>: yes (5.2.4)</text:p>
      <text:p text:style-name="P96"><text:s text:c="2"/>lzo compression <text:s text:c="2"/>: yes (2.09)</text:p>
      <text:p text:style-name="P96"><text:s text:c="2"/>lz4 compression <text:s text:c="2"/>: yes (1.7.1)</text:p>
      <text:p text:style-name="P96"><text:s text:c="2"/>zstd compression <text:s/>: yes (1.3.2)</text:p>
      <text:p text:style-name="P96"><text:s text:c="2"/>xdelta compression: yes</text:p>
      <text:p text:style-name="P96"><text:s text:c="2"/>crypto support <text:s text:c="3"/>: yes (1.8.4)</text:p>
      <text:p text:style-name="P96"><text:s text:c="2"/>FTP support <text:s text:c="6"/>: yes</text:p>
      <text:p text:style-name="P96"><text:s text:c="2"/>curl support <text:s text:c="5"/>: yes (7.62.0)</text:p>
      <text:p text:style-name="P96"><text:s text:c="2"/>SCP/SFTP support <text:s/>: yes (1.8.0)</text:p>
      <text:p text:style-name="P96"><text:s text:c="2"/>TLS/SSL server <text:s text:c="3"/>: yes (OpenSSL 1.1.1 <text:s/>11 Sep 2018, GMP 6.1.2, GnuTLS 3.5.19)</text:p>
      <text:p text:style-name="P96"><text:s text:c="2"/>ISO 9660 support <text:s/>: yes (2.0.0 x86_64-pc-linux-gnu)</text:p>
      <text:p text:style-name="P96"><text:s text:c="2"/>PCRE support <text:s text:c="5"/>: yes (8.40 2017-01-11)</text:p>
      <text:p text:style-name="P96"><text:s text:c="2"/>ICU support <text:s text:c="6"/>: yes (58.2)</text:p>
      <text:p text:style-name="P96"><text:s text:c="2"/>GUI support <text:s text:c="6"/>: yes</text:p>
      <text:p text:style-name="P96"><text:s text:c="2"/>GUI i18n support <text:s/>: yes</text:p>
      <text:p text:style-name="P96"><text:s text:c="2"/>SWT directory <text:s text:c="4"/>: </text:p>
      <text:p text:style-name="P95"/>
      <text:p text:style-name="P96"><text:s text:c="2"/>Debug version <text:s text:c="4"/>: no</text:p>
      <text:p text:style-name="P96"><text:s text:c="2"/>Crash dump support: no</text:p>
      <text:p text:style-name="P96"><text:s text:c="2"/>Stacktrace support: yes</text:p>
      <text:p text:style-name="P95"/>
      <text:p text:style-name="P96"><text:s text:c="2"/>Packages support <text:s/>: no</text:p>
      <text:p text:style-name="P95"/>
      <text:p text:style-name="P96"><text:s text:c="2"/>Install directory : /usr</text:p>
      <text:p text:style-name="P96"><text:s text:c="2"/>Binary directory <text:s/>: /usr/bin</text:p>
      <text:p text:style-name="P96"><text:s text:c="2"/>Config directory <text:s/>: /etc/bar</text:p>
      <text:p text:style-name="P96"><text:s text:c="2"/>Runtime directory : /var/lib/bar</text:p>
      <text:p text:style-name="P96"><text:s text:c="2"/>TLS directory <text:s text:c="4"/>: /etc/ssl</text:p>
      <text:p text:style-name="P95"/>
      <text:p text:style-name="P96"><text:s text:c="2"/>Heapview diretory : </text:p>
      <text:p text:style-name="P95"/>
      <text:p text:style-name="P96">Note: you can download missing additional packages with the script</text:p>
      <text:p text:style-name="P96"><text:s text:c="6"/>'./download-third-party-packages.sh'. Please rerun configure</text:p>
      <text:p text:style-name="P96"><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70980702"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134582183959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1347425905205" text:continue-list="list10134583146460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134619638987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10134670916432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134568218542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01346443240972" text:continue-numbering="true" text:style-name="Numbering_20_5">
        <text:list-item>
          <text:p text:style-name="Question">I cannot establish a TLS/SSL connection with BARControl.</text:p>
        </text:list-item>
      </text:list>
      <text:p text:style-name="P63">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134705546665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1347502217297"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134664668403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134682642832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134590121313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1346726381331"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1346968041072"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6</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01347267469663" text:continue-numbering="true" text:style-name="Numbering_20_5">
        <text:list-item>
          <text:p text:style-name="P187">When I create an archive, BAR append a 6-digit number to the archive name. Why is BAR doing this and how can I avoid it?</text:p>
        </text:list-item>
      </text:list>
      <text:p text:style-name="P67">When you enabled to create split archives and there is not a single # in the specified archive name, BAR append internally ###### to the archive name for the part number. The result is a continuous increasing 6-digit-number appended to the name.</text:p>
      <text:p text:style-name="P67">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101347681818289"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134699341147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134749093425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134736539092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1347134259652"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134679668499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134570104401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134765904824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134575914853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1347145590599"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01347122495251" text:continue-numbering="true" text:style-name="Numbering_20_5">
        <text:list-item>
          <text:p text:style-name="Question">BARControl does not start on my system. I get the error “No more handles [gtk_init_check() failed]”. What is wrong?</text:p>
        </text:list-item>
      </text:list>
      <text:p text:style-name="P63">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134697162637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3">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1345935724997" text:continue-numbering="true" text:style-name="Numbering_20_5">
        <text:list-item>
          <text:p text:style-name="Question">Can I automate the login with BARControl?</text:p>
        </text:list-item>
      </text:list>
      <text:p text:style-name="P63">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1347747059171" text:continue-numbering="true" text:style-name="Numbering_20_5">
        <text:list-item>
          <text:p text:style-name="Question">BAR server is running with the Linux root account on my system. Is it required that BARControl is also running as root?</text:p>
        </text:list-item>
      </text:list>
      <text:p text:style-name="P63">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134638057047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3">When <text:span text:style-name="Name">BAR</text:span> (in daemon mode) is requested by <text:span text:style-name="Command"><text:span text:style-name="T34">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101345916130536" text:continue-numbering="true" text:style-name="Numbering_20_5">
        <text:list-item>
          <text:p text:style-name="Question">Sometimes when I create an archive I see in the progress bars of BARControl numbers over 100%. How can this happen?</text:p>
        </text:list-item>
      </text:list>
      <text:p text:style-name="P63">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134584140903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1346042555321"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134573215304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1347404322020" text:continue-numbering="true" text:style-name="Numbering_20_5">
        <text:list-item>
          <text:p text:style-name="Question"><text:span text:style-name="Command">Is the graphical front end available as a separated package?</text:span></text:p>
        </text:list-item>
      </text:list>
      <text:p text:style-name="P63">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10134756428014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01347455176290"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134740361997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1347647030965" text:continue-numbering="true" text:style-name="Numbering_20_5">
        <text:list-item>
          <text:p text:style-name="P188">A full backup is expired and was purged. Is it useful to keep the following incremental backups?</text:p>
        </text:list-item>
      </text:list>
      <text:p text:style-name="P6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64">Note: if the delta-compress-algorithm is used the original file for the delta-compression must still exists to extract the delta-compressed files, because the archive only contain the differences to the original files.</text:p>
      <text:list xml:id="list101345992360519" text:continue-numbering="true" text:style-name="Numbering_20_5">
        <text:list-item>
          <text:p text:style-name="P189">How can I use BAR on computer with tightly limited resources? I always get the error insufficient disk space when BAR try to create archives.</text:p>
        </text:list-item>
      </text:list>
      <text:p text:style-name="P6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65"><text:span text:style-name="T88">C</text:span>reate a RAM disk, e. g.:</text:p>
      <text:p text:style-name="Answer_20_Command"><text:s/><text:span text:style-name="Command">mount -t tmpfs -o size=2G none /media/ramdisk</text:span></text:p>
      <text:p text:style-name="P65"><text:span text:style-name="T88">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981672510" text:style-name="L12">
        <text:list-item>
          <text:p text:style-name="P185">version number of <text:span text:style-name="Name">BAR</text:span></text:p>
        </text:list-item>
      </text:list>
      <text:list xml:id="list101345837399765" text:continue-list="list10134557192992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1347327345750" text:continue-list="list1981672510" text:style-name="L12">
        <text:list-item>
          <text:p text:style-name="P173"><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1347281207813" text:continue-list="list10134583739976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134601547981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10134757251267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18"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8"><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7"/>
      <text:p text:style-name="P3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4">--abort<text:tab/>73</text:p>
          <text:p text:style-name="P144">--all<text:tab/>64</text:p>
          <text:p text:style-name="P144">--always-create-image<text:tab/>66</text:p>
          <text:p text:style-name="P144">--archive-file-mode<text:tab/>65</text:p>
          <text:p text:style-name="P144">--archive-part-size<text:tab/>52</text:p>
          <text:p text:style-name="P144">--archive-type<text:tab/>73</text:p>
          <text:p text:style-name="P144">--bd-blank-command<text:tab/>56</text:p>
          <text:p text:style-name="P144">--bd-device<text:tab/>55</text:p>
          <text:p text:style-name="P144">--bd-ecc-command<text:tab/>56</text:p>
          <text:p text:style-name="P144">--bd-ecc-post-command<text:tab/>56</text:p>
          <text:p text:style-name="P144">--bd-ecc-pre-command<text:tab/>56</text:p>
          <text:p text:style-name="P144">--bd-image-command<text:tab/>56</text:p>
          <text:p text:style-name="P144">--bd-image-post-command<text:tab/>56</text:p>
          <text:p text:style-name="P144">--bd-image-pre-command<text:tab/>55</text:p>
          <text:p text:style-name="P144">--bd-load-volume-command<text:tab/>55</text:p>
          <text:p text:style-name="P144">--bd-request-volume-command<text:tab/>55</text:p>
          <text:p text:style-name="P144">--bd-unload-volume-command<text:tab/>55</text:p>
          <text:p text:style-name="P144">--bd-volume-size<text:tab/>55</text:p>
          <text:p text:style-name="P144">--bd-write-command<text:tab/>56</text:p>
          <text:p text:style-name="P144">--bd-write-image-command<text:tab/>57</text:p>
          <text:p text:style-name="P144">--bd-write-post-command<text:tab/>56</text:p>
          <text:p text:style-name="P144">--bd-write-pre-command<text:tab/>56</text:p>
          <text:p text:style-name="P144">--blank<text:tab/>66</text:p>
          <text:p text:style-name="P144">--ca-file<text:tab/>73</text:p>
          <text:p text:style-name="P144">--cd-device<text:tab/>55</text:p>
          <text:p text:style-name="P144">--cd-ecc-command<text:tab/>56</text:p>
          <text:p text:style-name="P144">--cd-ecc-post-command<text:tab/>56</text:p>
          <text:p text:style-name="P144">--cd-ecc-pre-command<text:tab/>56</text:p>
          <text:p text:style-name="P144">--cd-image-command<text:tab/>56</text:p>
          <text:p text:style-name="P144">--cd-image-post-command<text:tab/>56</text:p>
          <text:p text:style-name="P144">--cd-image-pre-command<text:tab/>55</text:p>
          <text:p text:style-name="P144">--cd-load-volume-command<text:tab/>55</text:p>
          <text:p text:style-name="P144">--cd-request-volume-command<text:tab/>55</text:p>
          <text:p text:style-name="P144">--cd-unload-volume-command<text:tab/>55</text:p>
          <text:p text:style-name="P144">--cd-volume-size<text:tab/>55</text:p>
          <text:p text:style-name="P144">--cd-write-command<text:tab/>56</text:p>
          <text:p text:style-name="P144">--cd-write-image-command<text:tab/>57</text:p>
          <text:p text:style-name="P144">--cd-write-post-command<text:tab/>56</text:p>
          <text:p text:style-name="P144">--cd-write-pre-command<text:tab/>56</text:p>
          <text:p text:style-name="P144">--cd‑blank-command<text:tab/>56</text:p>
          <text:p text:style-name="P144">--cert-file<text:tab/>73</text:p>
          <text:p text:style-name="P144">--comment<text:tab/>45</text:p>
          <text:p text:style-name="P144">--compare<text:tab/>11, 43</text:p>
          <text:p text:style-name="P144">--compress-algorithm<text:tab/>14, 47</text:p>
          <text:p text:style-name="P144">--compress-exclude<text:tab/>50</text:p>
          <text:p text:style-name="P144">--compress-min-size<text:tab/>50</text:p>
          <text:p text:style-name="P144">--config<text:tab/>63</text:p>
          <text:p text:style-name="P144">--continue<text:tab/>74</text:p>
          <text:p text:style-name="P144">--continuous-database<text:tab/>61</text:p>
          <text:p text:style-name="P144">--continuous-max-size<text:tab/>62</text:p>
          <text:p text:style-name="P144">--continuous-min-time-delta<text:tab/>62</text:p>
          <text:p text:style-name="P144">--convert<text:tab/>44</text:p>
          <text:p text:style-name="P144">--create<text:tab/>9, 43</text:p>
          <text:p text:style-name="P144">--crypt-algorithm<text:tab/>50</text:p>
          <text:p text:style-name="P144">--crypt-new-password<text:tab/>51</text:p>
          <text:p text:style-name="P144">--crypt-password<text:tab/>51</text:p>
          <text:p text:style-name="P144">--crypt-private-key<text:tab/>52</text:p>
          <text:p text:style-name="P144">--crypt-public-key<text:tab/>51</text:p>
          <text:p text:style-name="P144">--crypt-type<text:tab/>51</text:p>
          <text:p text:style-name="P144">--daemon<text:tab/>59</text:p>
          <text:p text:style-name="P144">--delete-old-archive-files<text:tab/>65</text:p>
          <text:p text:style-name="P144">--delta-source<text:tab/>50</text:p>
          <text:p text:style-name="P144">--destination<text:tab/>59, 74</text:p>
          <text:p text:style-name="P144">--device<text:tab/>57</text:p>
          <text:p text:style-name="P144">--device-blank-command<text:tab/>58</text:p>
          <text:p text:style-name="P144">--device-ecc-command<text:tab/>58</text:p>
          <text:p text:style-name="P144">--device-ecc-post-command<text:tab/>58</text:p>
          <text:p text:style-name="P144">--device-ecc-pre-command<text:tab/>58</text:p>
          <text:p text:style-name="P144">--device-image-command<text:tab/>57</text:p>
          <text:p text:style-name="P144">--device-image-post-command<text:tab/>57</text:p>
          <text:p text:style-name="P144">--device-image-pre-command<text:tab/>57</text:p>
          <text:p text:style-name="P144">--device-load-volume-command<text:tab/>57</text:p>
          <text:p text:style-name="P144">--device-request-volume-command<text:tab/>57</text:p>
          <text:p text:style-name="P144">--device-unload-volume-command<text:tab/>57</text:p>
          <text:p text:style-name="P144">--device-volume-size<text:tab/>57</text:p>
          <text:p text:style-name="P144">--device-write-command<text:tab/>58</text:p>
          <text:p text:style-name="P144">--device-write-post-command<text:tab/>58</text:p>
          <text:p text:style-name="P144">--device-write-pre-command<text:tab/>58</text:p>
          <text:p text:style-name="P144">--differential<text:tab/>47</text:p>
          <text:p text:style-name="P144">--directory<text:tab/>64</text:p>
          <text:p text:style-name="P144">--directory-strip<text:tab/>58</text:p>
          <text:p text:style-name="P144">--dry-run<text:tab/>66</text:p>
          <text:p text:style-name="P144">--dvd-blank-command<text:tab/>56</text:p>
          <text:p text:style-name="P144">--dvd-device<text:tab/>55</text:p>
          <text:p text:style-name="P144">--dvd-ecc-command<text:tab/>56</text:p>
          <text:p text:style-name="P144">--dvd-ecc-post-command<text:tab/>56</text:p>
          <text:p text:style-name="P144">--dvd-ecc-pre-command<text:tab/>56</text:p>
          <text:p text:style-name="P144">--dvd-image-command<text:tab/>56</text:p>
          <text:p text:style-name="P144">--dvd-image-post-command<text:tab/>56</text:p>
          <text:p text:style-name="P144">--dvd-image-pre-command<text:tab/>55</text:p>
          <text:p text:style-name="P144">--dvd-load-volume-command<text:tab/>55</text:p>
          <text:p text:style-name="P144">--dvd-request-volume-command<text:tab/>55</text:p>
          <text:p text:style-name="P144">--dvd-unload-volume-command<text:tab/>55</text:p>
          <text:p text:style-name="P144">--dvd-volume-size<text:tab/>55</text:p>
          <text:p text:style-name="P144"><text:soft-page-break/>--dvd-write-command<text:tab/>56</text:p>
          <text:p text:style-name="P144">--dvd-write-image-command<text:tab/>57</text:p>
          <text:p text:style-name="P144">--dvd-write-post-command<text:tab/>56</text:p>
          <text:p text:style-name="P144">--dvd-write-pre-command<text:tab/>56</text:p>
          <text:p text:style-name="P144">--ecc<text:tab/>66</text:p>
          <text:p text:style-name="P144">--exclude<text:tab/>46</text:p>
          <text:p text:style-name="P144">--exclude-command<text:tab/>46</text:p>
          <text:p text:style-name="P144">--exclude-list<text:tab/>46</text:p>
          <text:p text:style-name="P144">--extract<text:tab/>12, 44</text:p>
          <text:p text:style-name="P144">--file-write-post-command<text:tab/>53</text:p>
          <text:p text:style-name="P144">--file-write-pre-command<text:tab/>53</text:p>
          <text:p text:style-name="P144">--force-delta-compression<text:tab/>65</text:p>
          <text:p text:style-name="P144"><text:span text:style-name="T5">--</text:span><text:span text:style-name="T5">force-ssl</text:span><text:tab/>73</text:p>
          <text:p text:style-name="P144">--force-verify-signatures<text:tab/>52</text:p>
          <text:p text:style-name="P144">--fragment-size<text:tab/>52</text:p>
          <text:p text:style-name="P144">--ftp-login-name<text:tab/>53</text:p>
          <text:p text:style-name="P144">--ftp-max-connections<text:tab/>53</text:p>
          <text:p text:style-name="P144">--ftp-password<text:tab/>53</text:p>
          <text:p text:style-name="P144">--ftp-write-post-command<text:tab/>53</text:p>
          <text:p text:style-name="P144">--ftp-write-pre-command<text:tab/>53</text:p>
          <text:p text:style-name="P144"><text:span text:style-name="T16">--full</text:span><text:tab/>46</text:p>
          <text:p text:style-name="P144">--generate-keys<text:tab/>44</text:p>
          <text:p text:style-name="P144">--generate-keys-bits<text:tab/>44</text:p>
          <text:p text:style-name="P144">--generate-keys-mode<text:tab/>44</text:p>
          <text:p text:style-name="P144">--generate-signature-keys<text:tab/>44</text:p>
          <text:p text:style-name="P144">--group<text:tab/>64</text:p>
          <text:p text:style-name="P144">--help<text:tab/>67, 74</text:p>
          <text:p text:style-name="P144">--help-internal<text:tab/>67</text:p>
          <text:p text:style-name="P144">--human-format<text:tab/>64</text:p>
          <text:p text:style-name="P144">--ignore-no-backup-file<text:tab/>65</text:p>
          <text:p text:style-name="P144">--ignore-no-dump<text:tab/>65</text:p>
          <text:p text:style-name="P144">--image<text:tab/>43</text:p>
          <text:p text:style-name="P144">--include<text:tab/>45</text:p>
          <text:p text:style-name="P144">--include-file command<text:tab/>46</text:p>
          <text:p text:style-name="P144">--include-file-list<text:tab/>45</text:p>
          <text:p text:style-name="P144">--include-image-command<text:tab/>46</text:p>
          <text:p text:style-name="P144">--include-image-list<text:tab/>46</text:p>
          <text:p text:style-name="P144"><text:span text:style-name="T16">--incremental</text:span><text:tab/>47</text:p>
          <text:p text:style-name="P144">--incremental-data-directory<text:tab/>64</text:p>
          <text:p text:style-name="P144"><text:span text:style-name="T16">--incremental-list-file</text:span><text:tab/>47</text:p>
          <text:p text:style-name="P144">--index-database<text:tab/>60</text:p>
          <text:p text:style-name="P144">--index-database-add<text:tab/>74</text:p>
          <text:p text:style-name="P144">--index-database-auto-update<text:tab/>61</text:p>
          <text:p text:style-name="P144">--index-database-entities-list<text:tab/>74</text:p>
          <text:p text:style-name="P144">--index-database-entries-list<text:tab/>74</text:p>
          <text:p text:style-name="P144">--index-database-keep-time<text:tab/>61</text:p>
          <text:p text:style-name="P144">--index-database-max-band-width<text:tab/>61</text:p>
          <text:p text:style-name="P144">--index-database-refresh<text:tab/>74</text:p>
          <text:p text:style-name="P144">--index-database-remove<text:tab/>74</text:p>
          <text:p text:style-name="P144">--index-database-storages-list<text:tab/>74</text:p>
          <text:p text:style-name="P144">--info<text:tab/>45</text:p>
          <text:p text:style-name="P144">--job<text:tab/>73</text:p>
          <text:p text:style-name="P144">--jobs-directory<text:tab/>60, 64</text:p>
          <text:p text:style-name="P144">--key-file<text:tab/>73</text:p>
          <text:p text:style-name="P144">--list<text:tab/>10, 43, 74</text:p>
          <text:p text:style-name="P144">--log<text:tab/>62</text:p>
          <text:p text:style-name="P144">--log-file<text:tab/>62</text:p>
          <text:p text:style-name="P144">--log-format<text:tab/>62</text:p>
          <text:p text:style-name="P144">--log-post-command<text:tab/>63</text:p>
          <text:p text:style-name="P144">--login-dialog<text:tab/>73</text:p>
          <text:p text:style-name="P144">--long-format<text:tab/>64</text:p>
          <text:p text:style-name="P144">--max-band-width<text:tab/>60</text:p>
          <text:p text:style-name="P144">--max-storage-size<text:tab/>63</text:p>
          <text:p text:style-name="P144">--max-threads<text:tab/>63</text:p>
          <text:p text:style-name="P144">--max-tmp-size<text:tab/>63</text:p>
          <text:p text:style-name="P144">--mount<text:tab/>45, 64</text:p>
          <text:p text:style-name="P144">--mount-command<text:tab/>45</text:p>
          <text:p text:style-name="P144">--mount-device-command<text:tab/>45</text:p>
          <text:p text:style-name="P144">--nice-level<text:tab/>60</text:p>
          <text:p text:style-name="P144">--no-bar-on-medium<text:tab/>66</text:p>
          <text:p text:style-name="P144">--no-default-config<text:tab/>66</text:p>
          <text:p text:style-name="P144">--no-detach<text:tab/>59</text:p>
          <text:p text:style-name="P144">--no-fragments-check<text:tab/>65</text:p>
          <text:p text:style-name="P144">--no-header-footer<text:tab/>65</text:p>
          <text:p text:style-name="P144">--no-index-database<text:tab/>61</text:p>
          <text:p text:style-name="P144">--no-signatures<text:tab/>52</text:p>
          <text:p text:style-name="P144">--no-stop-on-attribute-error<text:tab/>66</text:p>
          <text:p text:style-name="P144">--no-stop-on-error<text:tab/>66</text:p>
          <text:p text:style-name="P144">--no-storage<text:tab/>66</text:p>
          <text:p text:style-name="P144">--normal<text:tab/>46</text:p>
          <text:p text:style-name="P144">--numeric-permission<text:tab/>64</text:p>
          <text:p text:style-name="P144">--numeric-uid-gid<text:tab/>64</text:p>
          <text:p text:style-name="P144">--overwrite-archive-files<text:tab/>65</text:p>
          <text:p text:style-name="P144">--overwrite-entries<text:tab/>74</text:p>
          <text:p text:style-name="P144">--overwrite-files<text:tab/>65</text:p>
          <text:p text:style-name="P144">--owner<text:tab/>59</text:p>
          <text:p text:style-name="P144">--pairing-master-file<text:tab/>64</text:p>
          <text:p text:style-name="P144">--password<text:tab/>73</text:p>
          <text:p text:style-name="P144">--pattern-type<text:tab/>64</text:p>
          <text:p text:style-name="P144">--pause<text:tab/>73</text:p>
          <text:p text:style-name="P144">--permissions<text:tab/>59</text:p>
          <text:p text:style-name="P144">--pid-file<text:tab/>64</text:p>
          <text:p text:style-name="P144">--ping<text:tab/>73</text:p>
          <text:p text:style-name="P144">--port<text:tab/>72</text:p>
          <text:p text:style-name="P144">--post-command<text:tab/>45</text:p>
          <text:p text:style-name="P144">--pre-command<text:tab/>44</text:p>
          <text:p text:style-name="P144">--quiet<text:tab/>67</text:p>
          <text:p text:style-name="P144">--raw-images<text:tab/>65</text:p>
          <text:p text:style-name="P144">--remote-bar-executable<text:tab/>60</text:p>
          <text:p text:style-name="P144">--restore<text:tab/>74</text:p>
          <text:p text:style-name="P144"><text:soft-page-break/>--restore-entry-mode<text:tab/>65</text:p>
          <text:p text:style-name="P144">--role<text:tab/>74</text:p>
          <text:p text:style-name="P144">--scp-write-post-command<text:tab/>54</text:p>
          <text:p text:style-name="P144">--scp-write-pre-command<text:tab/>54</text:p>
          <text:p text:style-name="P144">--select-job<text:tab/>73</text:p>
          <text:p text:style-name="P144">--server-ca-file<text:tab/>59</text:p>
          <text:p text:style-name="P144">--server-cert-file<text:tab/>59</text:p>
          <text:p text:style-name="P144">--server-key-file<text:tab/>59</text:p>
          <text:p text:style-name="P144">--server-max-connections<text:tab/>60</text:p>
          <text:p text:style-name="P144">--server-mode<text:tab/>60</text:p>
          <text:p text:style-name="P144">--server-password<text:tab/>59</text:p>
          <text:p text:style-name="P144">--server-port<text:tab/>59</text:p>
          <text:p text:style-name="P144">--server-tls-port<text:tab/>59</text:p>
          <text:p text:style-name="P144">--sftp-write-post-command<text:tab/>54</text:p>
          <text:p text:style-name="P144">--sftp-write-pre-command<text:tab/>54</text:p>
          <text:p text:style-name="P144">--signature-private-key<text:tab/>52</text:p>
          <text:p text:style-name="P144">--signatures-public-key<text:tab/>52</text:p>
          <text:p text:style-name="P144">--skip-unreadable<text:tab/>65</text:p>
          <text:p text:style-name="P144">--skip-verify-signatures<text:tab/>52</text:p>
          <text:p text:style-name="P144">--ssh-login-name<text:tab/>53</text:p>
          <text:p text:style-name="P144">--ssh-max-connections<text:tab/>54</text:p>
          <text:p text:style-name="P144">--ssh-password<text:tab/>53</text:p>
          <text:p text:style-name="P144">--ssh-port<text:tab/>53</text:p>
          <text:p text:style-name="P144">--ssh-private-key<text:tab/>54</text:p>
          <text:p text:style-name="P144">--ssh-public-key<text:tab/>54</text:p>
          <text:p text:style-name="P144">--storage-command<text:tab/>44, 46</text:p>
          <text:p text:style-name="P144">--storage-list<text:tab/>44, 46</text:p>
          <text:p text:style-name="P144">--storage-list-stdin<text:tab/>44</text:p>
          <text:p text:style-name="P144">--suspend<text:tab/>73</text:p>
          <text:p text:style-name="P144">--test<text:tab/>11, 43</text:p>
          <text:p text:style-name="P144">--tls-port<text:tab/>73</text:p>
          <text:p text:style-name="P144">--tmp-directory<text:tab/>63</text:p>
          <text:p text:style-name="P144">--unmount-command<text:tab/>45</text:p>
          <text:p text:style-name="P144">--verbose<text:tab/>67</text:p>
          <text:p text:style-name="P144">--version<text:tab/>67, 74</text:p>
          <text:p text:style-name="P144"><text:span text:style-name="T1">--volume-size</text:span><text:tab/>66</text:p>
          <text:p text:style-name="P144">--wait-first-volume<text:tab/>66</text:p>
          <text:p text:style-name="P144">--webdav-login<text:tab/>54</text:p>
          <text:p text:style-name="P144">--webdav-max-connections<text:tab/>54</text:p>
          <text:p text:style-name="P144">--webdav-password<text:tab/>54</text:p>
          <text:p text:style-name="P144">--webdav-write-post-command<text:tab/>55</text:p>
          <text:p text:style-name="P144">--webdav-write-pre-command<text:tab/>55</text:p>
          <text:p text:style-name="P144">--xhelp<text:tab/>67</text:p>
          <text:p text:style-name="P144">-!<text:tab/>46</text:p>
          <text:p text:style-name="P144">-#<text:tab/>45</text:p>
          <text:p text:style-name="P144">-a<text:tab/>74</text:p>
          <text:p text:style-name="P144">-c<text:tab/>43, 74</text:p>
          <text:p text:style-name="P144">-C<text:tab/>64</text:p>
          <text:p text:style-name="P144">-d<text:tab/>43</text:p>
          <text:p text:style-name="P144">-D<text:tab/>59</text:p>
          <text:p text:style-name="P144">-e<text:tab/>74</text:p>
          <text:p text:style-name="P144"><text:span text:style-name="T16">-f</text:span><text:tab/>46</text:p>
          <text:p text:style-name="P144">-g<text:tab/>64</text:p>
          <text:p text:style-name="P144">-h<text:tab/>67, 74</text:p>
          <text:p text:style-name="P144">-H<text:tab/>64</text:p>
          <text:p text:style-name="P144">-i<text:tab/>47, 73</text:p>
          <text:p text:style-name="P144">-j<text:tab/>73</text:p>
          <text:p text:style-name="P144">-l<text:tab/>43, 74</text:p>
          <text:p text:style-name="P144">-L<text:tab/>64</text:p>
          <text:p text:style-name="P144">-m<text:tab/>43</text:p>
          <text:p text:style-name="P144">-n<text:tab/>74</text:p>
          <text:p text:style-name="P144">-o<text:tab/>65</text:p>
          <text:p text:style-name="P144">-p<text:tab/>58, 72</text:p>
          <text:p text:style-name="P144">-s<text:tab/>16, 52, 73</text:p>
          <text:p text:style-name="P144">-t<text:tab/>43, 73</text:p>
          <text:p text:style-name="P144">-T<text:tab/>44</text:p>
          <text:p text:style-name="P144">-x<text:tab/>44</text:p>
          <text:p text:style-name="P144">-y<text:tab/>50</text:p>
          <text:p text:style-name="P144">-z<text:tab/>14, 47</text:p>
          <text:p text:style-name="P165">A</text:p>
          <text:p text:style-name="P144">archive-name<text:tab/>68</text:p>
          <text:p text:style-name="P144">archive-type<text:tab/>68</text:p>
          <text:p text:style-name="P144">atime<text:tab/>9</text:p>
          <text:p text:style-name="P165">B</text:p>
          <text:p text:style-name="P144">bar-keygen<text:tab/>7</text:p>
          <text:p text:style-name="P144">basic commands<text:tab/>43</text:p>
          <text:p text:style-name="P165">C</text:p>
          <text:p text:style-name="P144">chunks<text:tab/>76</text:p>
          <text:p text:style-name="P144">compare archive<text:tab/>11</text:p>
          <text:p text:style-name="P144">compress archive<text:tab/>14</text:p>
          <text:p text:style-name="P144">compression<text:tab/>47</text:p>
          <text:p text:style-name="P144">creating archive<text:tab/>9</text:p>
          <text:p text:style-name="P144">crypt-password-mode<text:tab/>68</text:p>
          <text:p text:style-name="P165">D</text:p>
          <text:p text:style-name="P144">device configuration<text:tab/>70</text:p>
          <text:p text:style-name="P144">differential archive<text:tab/>13</text:p>
          <text:p text:style-name="P165">E</text:p>
          <text:p text:style-name="P144">encryption<text:tab/>50</text:p>
          <text:p text:style-name="P144">exclude<text:tab/>69</text:p>
          <text:p text:style-name="P144">exclude-command<text:tab/>69</text:p>
          <text:p text:style-name="P144">exclude-list<text:tab/>69</text:p>
          <text:p text:style-name="P144">extract archive<text:tab/>12</text:p>
          <text:p text:style-name="P165">F</text:p>
          <text:p text:style-name="P144">file format<text:tab/>76</text:p>
          <text:p text:style-name="P144">force-ssl<text:tab/>75</text:p>
          <text:p text:style-name="P144">ftp server configuration<text:tab/>69</text:p>
          <text:p text:style-name="P165">G</text:p>
          <text:p text:style-name="P144">graphical front end<text:tab/>24</text:p>
          <text:p text:style-name="P165">I</text:p>
          <text:p text:style-name="P144">include-file<text:tab/>68</text:p>
          <text:p text:style-name="P144"><text:soft-page-break/>include-file-command<text:tab/>68</text:p>
          <text:p text:style-name="P144">include-file-list<text:tab/>68</text:p>
          <text:p text:style-name="P144">include-image<text:tab/>68</text:p>
          <text:p text:style-name="P144">include-image-command<text:tab/>68</text:p>
          <text:p text:style-name="P144">include-image-list<text:tab/>68</text:p>
          <text:p text:style-name="P144">include/exclude files<text:tab/>45</text:p>
          <text:p text:style-name="P144">incremental archive<text:tab/>13</text:p>
          <text:p text:style-name="P165">L</text:p>
          <text:p text:style-name="P144">list archive<text:tab/>10</text:p>
          <text:p text:style-name="P165">P</text:p>
          <text:p text:style-name="P144">pause-create<text:tab/>75</text:p>
          <text:p text:style-name="P144">pause-index-database-update<text:tab/>75</text:p>
          <text:p text:style-name="P144">pause-restore<text:tab/>75</text:p>
          <text:p text:style-name="P144">pause-storage<text:tab/>75</text:p>
          <text:p text:style-name="P144">persistence configuration<text:tab/>71</text:p>
          <text:p text:style-name="P165">R</text:p>
          <text:p text:style-name="P144">role<text:tab/>75</text:p>
          <text:p text:style-name="P165">S</text:p>
          <text:p text:style-name="P144">schedule configuration<text:tab/>71</text:p>
          <text:p text:style-name="P144">server<text:tab/>20, 59, 75</text:p>
          <text:p text:style-name="P144">server-ca-file<text:tab/>75</text:p>
          <text:p text:style-name="P144">server-cert-file<text:tab/>75</text:p>
          <text:p text:style-name="P144">server-key-file<text:tab/>75</text:p>
          <text:p text:style-name="P144">split archives<text:tab/>16, 52</text:p>
          <text:p text:style-name="P144">ssh/scp/sftp server configuration<text:tab/>70</text:p>
          <text:p text:style-name="P144">store archives<text:tab/>17, 53</text:p>
          <text:p text:style-name="P165">T</text:p>
          <text:p text:style-name="P144">test archive<text:tab/>11</text:p>
          <text:p text:style-name="P165">U</text:p>
          <text:p text:style-name="P144">URI<text:tab/>17</text:p>
          <text:p text:style-name="P144">UUID<text:tab/>68</text:p>
        </text:index-body>
      </text:alphabetical-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4-10T10:13:42.397761969</dc:date>
    <meta:editing-duration>P343DT17H25M37S</meta:editing-duration>
    <meta:editing-cycles>667</meta:editing-cycles>
    <meta:generator>LibreOffice/6.0.7.3$Linux_X86_64 LibreOffice_project/00m0$Build-3</meta:generator>
    <meta:document-statistic meta:table-count="15" meta:image-count="20" meta:object-count="0" meta:page-count="92" meta:paragraph-count="2731" meta:word-count="25355" meta:character-count="159492" meta:non-whitespace-character-count="137364"/>
  </office:meta>
</office:document-meta>
</file>